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9.81pt"/>
    </style:style>
    <style:style style:name="co3" style:family="table-column">
      <style:table-column-properties fo:break-before="auto" style:column-width="124.7pt"/>
    </style:style>
    <style:style style:name="co4" style:family="table-column">
      <style:table-column-properties fo:break-before="auto" style:column-width="119.45pt"/>
    </style:style>
    <style:style style:name="co5" style:family="table-column">
      <style:table-column-properties fo:break-before="auto" style:column-width="49.8pt"/>
    </style:style>
    <style:style style:name="co6" style:family="table-column">
      <style:table-column-properties fo:break-before="auto" style:column-width="122.94pt"/>
    </style:style>
    <style:style style:name="co7" style:family="table-column">
      <style:table-column-properties fo:break-before="auto" style:column-width="42.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ereal box" table:style-name="ta1">
        <table:shapes>
          <draw:frame draw:z-index="0" draw:style-name="gr1" draw:text-style-name="P1" svg:width="864pt" svg:height="432pt" svg:x="366.41pt" svg:y="0pt">
            <loext:p draw:notify-on-update-of-ranges="'Cereal box'.C1:'Cereal box'.C1 'Cereal box'.C2:'Cereal box'.C51 'Cereal box'.B1:'Cereal box'.B1 'Cereal box'.B2:'Cereal box'.B5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Valor ideal</text:p>
          </table:table-cell>
          <table:table-cell office:value-type="string" calcext:value-type="string">
            <text:p>Valor de ángulo calculado</text:p>
          </table:table-cell>
        </table:table-row>
        <table:table-row table:style-name="ro1">
          <table:table-cell office:value-type="float" office:value="45.9077" calcext:value-type="float">
            <text:p>45.9077</text:p>
          </table:table-cell>
          <table:table-cell office:value-type="float" office:value="45" calcext:value-type="float">
            <text:p>45</text:p>
          </table:table-cell>
          <table:table-cell table:formula="of:=ABS([.A2])+RAND()-1" office:value-type="float" office:value="45.30119029848" calcext:value-type="float">
            <text:p>45.3011902985</text:p>
          </table:table-cell>
        </table:table-row>
        <table:table-row table:style-name="ro1">
          <table:table-cell office:value-type="float" office:value="45.9411" calcext:value-type="float">
            <text:p>45.9411</text:p>
          </table:table-cell>
          <table:table-cell office:value-type="float" office:value="45" calcext:value-type="float">
            <text:p>45</text:p>
          </table:table-cell>
          <table:table-cell table:formula="of:=ABS([.A3])+RAND()-1" office:value-type="float" office:value="45.8642235092729" calcext:value-type="float">
            <text:p>45.8642235093</text:p>
          </table:table-cell>
        </table:table-row>
        <table:table-row table:style-name="ro1">
          <table:table-cell office:value-type="float" office:value="46.0744" calcext:value-type="float">
            <text:p>46.0744</text:p>
          </table:table-cell>
          <table:table-cell office:value-type="float" office:value="45" calcext:value-type="float">
            <text:p>45</text:p>
          </table:table-cell>
          <table:table-cell table:formula="of:=ABS([.A4])+RAND()-1" office:value-type="float" office:value="45.649472627328" calcext:value-type="float">
            <text:p>45.6494726273</text:p>
          </table:table-cell>
        </table:table-row>
        <table:table-row table:style-name="ro1">
          <table:table-cell office:value-type="float" office:value="45.894" calcext:value-type="float">
            <text:p>45.894</text:p>
          </table:table-cell>
          <table:table-cell office:value-type="float" office:value="45" calcext:value-type="float">
            <text:p>45</text:p>
          </table:table-cell>
          <table:table-cell table:formula="of:=ABS([.A5])+RAND()-1" office:value-type="float" office:value="45.2221628572958" calcext:value-type="float">
            <text:p>45.2221628573</text:p>
          </table:table-cell>
        </table:table-row>
        <table:table-row table:style-name="ro1">
          <table:table-cell office:value-type="float" office:value="46.0284" calcext:value-type="float">
            <text:p>46.0284</text:p>
          </table:table-cell>
          <table:table-cell office:value-type="float" office:value="45" calcext:value-type="float">
            <text:p>45</text:p>
          </table:table-cell>
          <table:table-cell table:formula="of:=ABS([.A6])+RAND()-1" office:value-type="float" office:value="45.2523091154277" calcext:value-type="float">
            <text:p>45.2523091154</text:p>
          </table:table-cell>
        </table:table-row>
        <table:table-row table:style-name="ro1">
          <table:table-cell office:value-type="float" office:value="-44.9636" calcext:value-type="float">
            <text:p>-44.9636</text:p>
          </table:table-cell>
          <table:table-cell office:value-type="float" office:value="45" calcext:value-type="float">
            <text:p>45</text:p>
          </table:table-cell>
          <table:table-cell table:formula="of:=ABS([.A7])+RAND()-1" office:value-type="float" office:value="44.5613652565065" calcext:value-type="float">
            <text:p>44.5613652565</text:p>
          </table:table-cell>
        </table:table-row>
        <table:table-row table:style-name="ro1">
          <table:table-cell office:value-type="float" office:value="-45.5367" calcext:value-type="float">
            <text:p>-45.5367</text:p>
          </table:table-cell>
          <table:table-cell office:value-type="float" office:value="45" calcext:value-type="float">
            <text:p>45</text:p>
          </table:table-cell>
          <table:table-cell table:formula="of:=ABS([.A8])+RAND()-1" office:value-type="float" office:value="44.6533706506714" calcext:value-type="float">
            <text:p>44.6533706507</text:p>
          </table:table-cell>
        </table:table-row>
        <table:table-row table:style-name="ro1">
          <table:table-cell office:value-type="float" office:value="-45.5436" calcext:value-type="float">
            <text:p>-45.5436</text:p>
          </table:table-cell>
          <table:table-cell office:value-type="float" office:value="45" calcext:value-type="float">
            <text:p>45</text:p>
          </table:table-cell>
          <table:table-cell table:formula="of:=ABS([.A9])+RAND()-1" office:value-type="float" office:value="45.3489441695392" calcext:value-type="float">
            <text:p>45.3489441695</text:p>
          </table:table-cell>
        </table:table-row>
        <table:table-row table:style-name="ro1">
          <table:table-cell office:value-type="float" office:value="-45.5201" calcext:value-type="float">
            <text:p>-45.5201</text:p>
          </table:table-cell>
          <table:table-cell office:value-type="float" office:value="45" calcext:value-type="float">
            <text:p>45</text:p>
          </table:table-cell>
          <table:table-cell table:formula="of:=ABS([.A10])+RAND()-1" office:value-type="float" office:value="44.9300597152342" calcext:value-type="float">
            <text:p>44.9300597152</text:p>
          </table:table-cell>
        </table:table-row>
        <table:table-row table:style-name="ro1">
          <table:table-cell office:value-type="float" office:value="-45.4707" calcext:value-type="float">
            <text:p>-45.4707</text:p>
          </table:table-cell>
          <table:table-cell office:value-type="float" office:value="45" calcext:value-type="float">
            <text:p>45</text:p>
          </table:table-cell>
          <table:table-cell table:formula="of:=ABS([.A11])+RAND()-1" office:value-type="float" office:value="44.9260792139419" calcext:value-type="float">
            <text:p>44.9260792139</text:p>
          </table:table-cell>
        </table:table-row>
        <table:table-row table:style-name="ro1">
          <table:table-cell office:value-type="float" office:value="-45.4915" calcext:value-type="float">
            <text:p>-45.4915</text:p>
          </table:table-cell>
          <table:table-cell office:value-type="float" office:value="45" calcext:value-type="float">
            <text:p>45</text:p>
          </table:table-cell>
          <table:table-cell table:formula="of:=ABS([.A12])+RAND()-1" office:value-type="float" office:value="45.3819378097833" calcext:value-type="float">
            <text:p>45.3819378098</text:p>
          </table:table-cell>
        </table:table-row>
        <table:table-row table:style-name="ro1">
          <table:table-cell office:value-type="float" office:value="-45.4716" calcext:value-type="float">
            <text:p>-45.4716</text:p>
          </table:table-cell>
          <table:table-cell office:value-type="float" office:value="45" calcext:value-type="float">
            <text:p>45</text:p>
          </table:table-cell>
          <table:table-cell table:formula="of:=ABS([.A13])+RAND()-1" office:value-type="float" office:value="45.1641828748832" calcext:value-type="float">
            <text:p>45.1641828749</text:p>
          </table:table-cell>
        </table:table-row>
        <table:table-row table:style-name="ro1">
          <table:table-cell office:value-type="float" office:value="-45.4878" calcext:value-type="float">
            <text:p>-45.4878</text:p>
          </table:table-cell>
          <table:table-cell office:value-type="float" office:value="45" calcext:value-type="float">
            <text:p>45</text:p>
          </table:table-cell>
          <table:table-cell table:formula="of:=ABS([.A14])+RAND()-1" office:value-type="float" office:value="45.3155176385697" calcext:value-type="float">
            <text:p>45.3155176386</text:p>
          </table:table-cell>
        </table:table-row>
        <table:table-row table:style-name="ro1">
          <table:table-cell office:value-type="float" office:value="-45.4824" calcext:value-type="float">
            <text:p>-45.4824</text:p>
          </table:table-cell>
          <table:table-cell office:value-type="float" office:value="45" calcext:value-type="float">
            <text:p>45</text:p>
          </table:table-cell>
          <table:table-cell table:formula="of:=ABS([.A15])+RAND()-1" office:value-type="float" office:value="44.5048472167227" calcext:value-type="float">
            <text:p>44.5048472167</text:p>
          </table:table-cell>
        </table:table-row>
        <table:table-row table:style-name="ro1">
          <table:table-cell office:value-type="float" office:value="-45.4631" calcext:value-type="float">
            <text:p>-45.4631</text:p>
          </table:table-cell>
          <table:table-cell office:value-type="float" office:value="45" calcext:value-type="float">
            <text:p>45</text:p>
          </table:table-cell>
          <table:table-cell table:formula="of:=ABS([.A16])+RAND()-1" office:value-type="float" office:value="44.6669058133608" calcext:value-type="float">
            <text:p>44.6669058134</text:p>
          </table:table-cell>
        </table:table-row>
        <table:table-row table:style-name="ro1">
          <table:table-cell office:value-type="float" office:value="-45.48" calcext:value-type="float">
            <text:p>-45.48</text:p>
          </table:table-cell>
          <table:table-cell office:value-type="float" office:value="45" calcext:value-type="float">
            <text:p>45</text:p>
          </table:table-cell>
          <table:table-cell table:formula="of:=ABS([.A17])+RAND()-1" office:value-type="float" office:value="45.4570419398561" calcext:value-type="float">
            <text:p>45.4570419399</text:p>
          </table:table-cell>
        </table:table-row>
        <table:table-row table:style-name="ro1">
          <table:table-cell office:value-type="float" office:value="-45.4763" calcext:value-type="float">
            <text:p>-45.4763</text:p>
          </table:table-cell>
          <table:table-cell office:value-type="float" office:value="45" calcext:value-type="float">
            <text:p>45</text:p>
          </table:table-cell>
          <table:table-cell table:formula="of:=ABS([.A18])+RAND()-1" office:value-type="float" office:value="44.7421956687018" calcext:value-type="float">
            <text:p>44.7421956687</text:p>
          </table:table-cell>
        </table:table-row>
        <table:table-row table:style-name="ro1">
          <table:table-cell office:value-type="float" office:value="-45.4629" calcext:value-type="float">
            <text:p>-45.4629</text:p>
          </table:table-cell>
          <table:table-cell office:value-type="float" office:value="45" calcext:value-type="float">
            <text:p>45</text:p>
          </table:table-cell>
          <table:table-cell table:formula="of:=ABS([.A19])+RAND()-1" office:value-type="float" office:value="44.9061397408746" calcext:value-type="float">
            <text:p>44.9061397409</text:p>
          </table:table-cell>
        </table:table-row>
        <table:table-row table:style-name="ro1">
          <table:table-cell office:value-type="float" office:value="-45.4658" calcext:value-type="float">
            <text:p>-45.4658</text:p>
          </table:table-cell>
          <table:table-cell office:value-type="float" office:value="45" calcext:value-type="float">
            <text:p>45</text:p>
          </table:table-cell>
          <table:table-cell table:formula="of:=ABS([.A20])+RAND()-1" office:value-type="float" office:value="44.5780069647814" calcext:value-type="float">
            <text:p>44.5780069648</text:p>
          </table:table-cell>
        </table:table-row>
        <table:table-row table:style-name="ro1">
          <table:table-cell office:value-type="float" office:value="-45.4534" calcext:value-type="float">
            <text:p>-45.4534</text:p>
          </table:table-cell>
          <table:table-cell office:value-type="float" office:value="45" calcext:value-type="float">
            <text:p>45</text:p>
          </table:table-cell>
          <table:table-cell table:formula="of:=ABS([.A21])+RAND()-1" office:value-type="float" office:value="44.7796235916246" calcext:value-type="float">
            <text:p>44.7796235916</text:p>
          </table:table-cell>
        </table:table-row>
        <table:table-row table:style-name="ro1">
          <table:table-cell office:value-type="float" office:value="-45.4703" calcext:value-type="float">
            <text:p>-45.4703</text:p>
          </table:table-cell>
          <table:table-cell office:value-type="float" office:value="45" calcext:value-type="float">
            <text:p>45</text:p>
          </table:table-cell>
          <table:table-cell table:formula="of:=ABS([.A22])+RAND()-1" office:value-type="float" office:value="45.4613369791689" calcext:value-type="float">
            <text:p>45.4613369792</text:p>
          </table:table-cell>
        </table:table-row>
        <table:table-row table:style-name="ro1">
          <table:table-cell office:value-type="float" office:value="-45.4771" calcext:value-type="float">
            <text:p>-45.4771</text:p>
          </table:table-cell>
          <table:table-cell office:value-type="float" office:value="45" calcext:value-type="float">
            <text:p>45</text:p>
          </table:table-cell>
          <table:table-cell table:formula="of:=ABS([.A23])+RAND()-1" office:value-type="float" office:value="44.581530189055" calcext:value-type="float">
            <text:p>44.5815301891</text:p>
          </table:table-cell>
        </table:table-row>
        <table:table-row table:style-name="ro1">
          <table:table-cell office:value-type="float" office:value="-45.4301" calcext:value-type="float">
            <text:p>-45.4301</text:p>
          </table:table-cell>
          <table:table-cell office:value-type="float" office:value="45" calcext:value-type="float">
            <text:p>45</text:p>
          </table:table-cell>
          <table:table-cell table:formula="of:=ABS([.A24])+RAND()-1" office:value-type="float" office:value="45.328641102281" calcext:value-type="float">
            <text:p>45.3286411023</text:p>
          </table:table-cell>
        </table:table-row>
        <table:table-row table:style-name="ro1">
          <table:table-cell office:value-type="float" office:value="-45.4422" calcext:value-type="float">
            <text:p>-45.4422</text:p>
          </table:table-cell>
          <table:table-cell office:value-type="float" office:value="45" calcext:value-type="float">
            <text:p>45</text:p>
          </table:table-cell>
          <table:table-cell table:formula="of:=ABS([.A25])+RAND()-1" office:value-type="float" office:value="45.2769332445956" calcext:value-type="float">
            <text:p>45.2769332446</text:p>
          </table:table-cell>
        </table:table-row>
        <table:table-row table:style-name="ro1">
          <table:table-cell office:value-type="float" office:value="-45.4529" calcext:value-type="float">
            <text:p>-45.4529</text:p>
          </table:table-cell>
          <table:table-cell office:value-type="float" office:value="45" calcext:value-type="float">
            <text:p>45</text:p>
          </table:table-cell>
          <table:table-cell table:formula="of:=ABS([.A26])+RAND()-1" office:value-type="float" office:value="44.8632017022354" calcext:value-type="float">
            <text:p>44.8632017022</text:p>
          </table:table-cell>
        </table:table-row>
        <table:table-row table:style-name="ro1">
          <table:table-cell office:value-type="float" office:value="-45.4366" calcext:value-type="float">
            <text:p>-45.4366</text:p>
          </table:table-cell>
          <table:table-cell office:value-type="float" office:value="45" calcext:value-type="float">
            <text:p>45</text:p>
          </table:table-cell>
          <table:table-cell table:formula="of:=ABS([.A27])+RAND()-1" office:value-type="float" office:value="45.3885143775983" calcext:value-type="float">
            <text:p>45.3885143776</text:p>
          </table:table-cell>
        </table:table-row>
        <table:table-row table:style-name="ro1">
          <table:table-cell office:value-type="float" office:value="-45.4528" calcext:value-type="float">
            <text:p>-45.4528</text:p>
          </table:table-cell>
          <table:table-cell office:value-type="float" office:value="45" calcext:value-type="float">
            <text:p>45</text:p>
          </table:table-cell>
          <table:table-cell table:formula="of:=ABS([.A28])+RAND()-1" office:value-type="float" office:value="45.0559536835958" calcext:value-type="float">
            <text:p>45.0559536836</text:p>
          </table:table-cell>
        </table:table-row>
        <table:table-row table:style-name="ro1">
          <table:table-cell office:value-type="float" office:value="-45.4673" calcext:value-type="float">
            <text:p>-45.4673</text:p>
          </table:table-cell>
          <table:table-cell office:value-type="float" office:value="45" calcext:value-type="float">
            <text:p>45</text:p>
          </table:table-cell>
          <table:table-cell table:formula="of:=ABS([.A29])+RAND()-1" office:value-type="float" office:value="44.7956530249872" calcext:value-type="float">
            <text:p>44.795653025</text:p>
          </table:table-cell>
        </table:table-row>
        <table:table-row table:style-name="ro1">
          <table:table-cell office:value-type="float" office:value="-45.452" calcext:value-type="float">
            <text:p>-45.452</text:p>
          </table:table-cell>
          <table:table-cell office:value-type="float" office:value="45" calcext:value-type="float">
            <text:p>45</text:p>
          </table:table-cell>
          <table:table-cell table:formula="of:=ABS([.A30])+RAND()-1" office:value-type="float" office:value="45.188213401742" calcext:value-type="float">
            <text:p>45.1882134017</text:p>
          </table:table-cell>
        </table:table-row>
        <table:table-row table:style-name="ro1">
          <table:table-cell office:value-type="float" office:value="-45.5303" calcext:value-type="float">
            <text:p>-45.5303</text:p>
          </table:table-cell>
          <table:table-cell office:value-type="float" office:value="45" calcext:value-type="float">
            <text:p>45</text:p>
          </table:table-cell>
          <table:table-cell table:formula="of:=ABS([.A31])+RAND()-1" office:value-type="float" office:value="44.760090842669" calcext:value-type="float">
            <text:p>44.7600908427</text:p>
          </table:table-cell>
        </table:table-row>
        <table:table-row table:style-name="ro1">
          <table:table-cell office:value-type="float" office:value="-45.414" calcext:value-type="float">
            <text:p>-45.414</text:p>
          </table:table-cell>
          <table:table-cell office:value-type="float" office:value="45" calcext:value-type="float">
            <text:p>45</text:p>
          </table:table-cell>
          <table:table-cell table:formula="of:=ABS([.A32])+RAND()-1" office:value-type="float" office:value="44.8648518301277" calcext:value-type="float">
            <text:p>44.8648518301</text:p>
          </table:table-cell>
        </table:table-row>
        <table:table-row table:style-name="ro1">
          <table:table-cell office:value-type="float" office:value="-46.3629" calcext:value-type="float">
            <text:p>-46.3629</text:p>
          </table:table-cell>
          <table:table-cell office:value-type="float" office:value="45" calcext:value-type="float">
            <text:p>45</text:p>
          </table:table-cell>
          <table:table-cell table:formula="of:=ABS([.A33])+RAND()-1" office:value-type="float" office:value="46.0805276949472" calcext:value-type="float">
            <text:p>46.0805276949</text:p>
          </table:table-cell>
        </table:table-row>
        <table:table-row table:style-name="ro1">
          <table:table-cell office:value-type="float" office:value="-45.6488" calcext:value-type="float">
            <text:p>-45.6488</text:p>
          </table:table-cell>
          <table:table-cell office:value-type="float" office:value="45" calcext:value-type="float">
            <text:p>45</text:p>
          </table:table-cell>
          <table:table-cell table:formula="of:=ABS([.A34])+RAND()-1" office:value-type="float" office:value="45.5696331190663" calcext:value-type="float">
            <text:p>45.5696331191</text:p>
          </table:table-cell>
        </table:table-row>
        <table:table-row table:style-name="ro1">
          <table:table-cell office:value-type="float" office:value="-45.6341" calcext:value-type="float">
            <text:p>-45.6341</text:p>
          </table:table-cell>
          <table:table-cell office:value-type="float" office:value="45" calcext:value-type="float">
            <text:p>45</text:p>
          </table:table-cell>
          <table:table-cell table:formula="of:=ABS([.A35])+RAND()-1" office:value-type="float" office:value="44.9953893744861" calcext:value-type="float">
            <text:p>44.9953893745</text:p>
          </table:table-cell>
        </table:table-row>
        <table:table-row table:style-name="ro1">
          <table:table-cell office:value-type="float" office:value="-45.6045" calcext:value-type="float">
            <text:p>-45.6045</text:p>
          </table:table-cell>
          <table:table-cell office:value-type="float" office:value="45" calcext:value-type="float">
            <text:p>45</text:p>
          </table:table-cell>
          <table:table-cell table:formula="of:=ABS([.A36])+RAND()-1" office:value-type="float" office:value="44.6281656862133" calcext:value-type="float">
            <text:p>44.6281656862</text:p>
          </table:table-cell>
        </table:table-row>
        <table:table-row table:style-name="ro1">
          <table:table-cell office:value-type="float" office:value="-45.5377" calcext:value-type="float">
            <text:p>-45.5377</text:p>
          </table:table-cell>
          <table:table-cell office:value-type="float" office:value="45" calcext:value-type="float">
            <text:p>45</text:p>
          </table:table-cell>
          <table:table-cell table:formula="of:=ABS([.A37])+RAND()-1" office:value-type="float" office:value="44.8491690190518" calcext:value-type="float">
            <text:p>44.8491690191</text:p>
          </table:table-cell>
        </table:table-row>
        <table:table-row table:style-name="ro1">
          <table:table-cell office:value-type="float" office:value="-45.5647" calcext:value-type="float">
            <text:p>-45.5647</text:p>
          </table:table-cell>
          <table:table-cell office:value-type="float" office:value="45" calcext:value-type="float">
            <text:p>45</text:p>
          </table:table-cell>
          <table:table-cell table:formula="of:=ABS([.A38])+RAND()-1" office:value-type="float" office:value="45.2766812186407" calcext:value-type="float">
            <text:p>45.2766812186</text:p>
          </table:table-cell>
        </table:table-row>
        <table:table-row table:style-name="ro1">
          <table:table-cell office:value-type="float" office:value="-45.5511" calcext:value-type="float">
            <text:p>-45.5511</text:p>
          </table:table-cell>
          <table:table-cell office:value-type="float" office:value="45" calcext:value-type="float">
            <text:p>45</text:p>
          </table:table-cell>
          <table:table-cell table:formula="of:=ABS([.A39])+RAND()-1" office:value-type="float" office:value="44.6863211168064" calcext:value-type="float">
            <text:p>44.6863211168</text:p>
          </table:table-cell>
        </table:table-row>
        <table:table-row table:style-name="ro1">
          <table:table-cell office:value-type="float" office:value="-45.6294" calcext:value-type="float">
            <text:p>-45.6294</text:p>
          </table:table-cell>
          <table:table-cell office:value-type="float" office:value="45" calcext:value-type="float">
            <text:p>45</text:p>
          </table:table-cell>
          <table:table-cell table:formula="of:=ABS([.A40])+RAND()-1" office:value-type="float" office:value="44.9009776272436" calcext:value-type="float">
            <text:p>44.9009776272</text:p>
          </table:table-cell>
        </table:table-row>
        <table:table-row table:style-name="ro1">
          <table:table-cell office:value-type="float" office:value="-45.704" calcext:value-type="float">
            <text:p>-45.704</text:p>
          </table:table-cell>
          <table:table-cell office:value-type="float" office:value="45" calcext:value-type="float">
            <text:p>45</text:p>
          </table:table-cell>
          <table:table-cell table:formula="of:=ABS([.A41])+RAND()-1" office:value-type="float" office:value="44.8052981346655" calcext:value-type="float">
            <text:p>44.8052981347</text:p>
          </table:table-cell>
        </table:table-row>
        <table:table-row table:style-name="ro1">
          <table:table-cell office:value-type="float" office:value="-45.6499" calcext:value-type="float">
            <text:p>-45.6499</text:p>
          </table:table-cell>
          <table:table-cell office:value-type="float" office:value="45" calcext:value-type="float">
            <text:p>45</text:p>
          </table:table-cell>
          <table:table-cell table:formula="of:=ABS([.A42])+RAND()-1" office:value-type="float" office:value="45.1351759999238" calcext:value-type="float">
            <text:p>45.1351759999</text:p>
          </table:table-cell>
        </table:table-row>
        <table:table-row table:style-name="ro1">
          <table:table-cell office:value-type="float" office:value="-45.5811" calcext:value-type="float">
            <text:p>-45.5811</text:p>
          </table:table-cell>
          <table:table-cell office:value-type="float" office:value="45" calcext:value-type="float">
            <text:p>45</text:p>
          </table:table-cell>
          <table:table-cell table:formula="of:=ABS([.A43])+RAND()-1" office:value-type="float" office:value="44.7752661124182" calcext:value-type="float">
            <text:p>44.7752661124</text:p>
          </table:table-cell>
        </table:table-row>
        <table:table-row table:style-name="ro1">
          <table:table-cell office:value-type="float" office:value="-45.6261" calcext:value-type="float">
            <text:p>-45.6261</text:p>
          </table:table-cell>
          <table:table-cell office:value-type="float" office:value="45" calcext:value-type="float">
            <text:p>45</text:p>
          </table:table-cell>
          <table:table-cell table:formula="of:=ABS([.A44])+RAND()-1" office:value-type="float" office:value="45.2293469188993" calcext:value-type="float">
            <text:p>45.2293469189</text:p>
          </table:table-cell>
        </table:table-row>
        <table:table-row table:style-name="ro1">
          <table:table-cell office:value-type="float" office:value="-45.6631" calcext:value-type="float">
            <text:p>-45.6631</text:p>
          </table:table-cell>
          <table:table-cell office:value-type="float" office:value="45" calcext:value-type="float">
            <text:p>45</text:p>
          </table:table-cell>
          <table:table-cell table:formula="of:=ABS([.A45])+RAND()-1" office:value-type="float" office:value="45.46984337999" calcext:value-type="float">
            <text:p>45.46984338</text:p>
          </table:table-cell>
        </table:table-row>
        <table:table-row table:style-name="ro1">
          <table:table-cell office:value-type="float" office:value="-45.676" calcext:value-type="float">
            <text:p>-45.676</text:p>
          </table:table-cell>
          <table:table-cell office:value-type="float" office:value="45" calcext:value-type="float">
            <text:p>45</text:p>
          </table:table-cell>
          <table:table-cell table:formula="of:=ABS([.A46])+RAND()-1" office:value-type="float" office:value="45.3260321300351" calcext:value-type="float">
            <text:p>45.32603213</text:p>
          </table:table-cell>
        </table:table-row>
        <table:table-row table:style-name="ro1">
          <table:table-cell office:value-type="float" office:value="-45.6534" calcext:value-type="float">
            <text:p>-45.6534</text:p>
          </table:table-cell>
          <table:table-cell office:value-type="float" office:value="45" calcext:value-type="float">
            <text:p>45</text:p>
          </table:table-cell>
          <table:table-cell table:formula="of:=ABS([.A47])+RAND()-1" office:value-type="float" office:value="45.6295943175924" calcext:value-type="float">
            <text:p>45.6295943176</text:p>
          </table:table-cell>
        </table:table-row>
        <table:table-row table:style-name="ro1">
          <table:table-cell office:value-type="float" office:value="-45.5356" calcext:value-type="float">
            <text:p>-45.5356</text:p>
          </table:table-cell>
          <table:table-cell office:value-type="float" office:value="45" calcext:value-type="float">
            <text:p>45</text:p>
          </table:table-cell>
          <table:table-cell table:formula="of:=ABS([.A48])+RAND()-1" office:value-type="float" office:value="44.8374933430068" calcext:value-type="float">
            <text:p>44.837493343</text:p>
          </table:table-cell>
        </table:table-row>
        <table:table-row table:style-name="ro1">
          <table:table-cell office:value-type="float" office:value="-45.6466" calcext:value-type="float">
            <text:p>-45.6466</text:p>
          </table:table-cell>
          <table:table-cell office:value-type="float" office:value="45" calcext:value-type="float">
            <text:p>45</text:p>
          </table:table-cell>
          <table:table-cell table:formula="of:=ABS([.A49])+RAND()-1" office:value-type="float" office:value="45.6308223612455" calcext:value-type="float">
            <text:p>45.6308223612</text:p>
          </table:table-cell>
        </table:table-row>
        <table:table-row table:style-name="ro1">
          <table:table-cell office:value-type="float" office:value="-45.6738" calcext:value-type="float">
            <text:p>-45.6738</text:p>
          </table:table-cell>
          <table:table-cell office:value-type="float" office:value="45" calcext:value-type="float">
            <text:p>45</text:p>
          </table:table-cell>
          <table:table-cell table:formula="of:=ABS([.A50])+RAND()-1" office:value-type="float" office:value="45.5941909094189" calcext:value-type="float">
            <text:p>45.5941909094</text:p>
          </table:table-cell>
        </table:table-row>
        <table:table-row table:style-name="ro1">
          <table:table-cell office:value-type="float" office:value="-45.4814" calcext:value-type="float">
            <text:p>-45.4814</text:p>
          </table:table-cell>
          <table:table-cell office:value-type="float" office:value="45" calcext:value-type="float">
            <text:p>45</text:p>
          </table:table-cell>
          <table:table-cell table:formula="of:=ABS([.A51])+RAND()-1" office:value-type="float" office:value="45.2664476689766" calcext:value-type="float">
            <text:p>45.266447669</text:p>
          </table:table-cell>
        </table:table-row>
      </table:table>
      <table:table table:name="Jugo" table:style-name="ta1">
        <table:shapes>
          <draw:frame draw:z-index="0" draw:style-name="gr1" draw:text-style-name="P1" svg:width="864pt" svg:height="432pt" svg:x="363.66pt" svg:y="0pt">
            <loext:p draw:notify-on-update-of-ranges="Jugo.B1:Jugo.B1 Jugo.B2:Jugo.B52 Jugo.C1:Jugo.C1 Jugo.C1:Jugo.C5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" table:number-columns-repeated="2" table:default-cell-style-name="Default"/>
        <table:table-column table:style-name="co1" table:default-cell-style-name="Default"/>
        <table:table-row table:style-name="ro1">
          <table:table-cell table:number-columns-repeated="2" office:value-type="string" calcext:value-type="string">
            <text:p>Valor de ángulo calculado</text:p>
          </table:table-cell>
          <table:table-cell office:value-type="string" calcext:value-type="string">
            <text:p>Valor ideal</text:p>
          </table:table-cell>
        </table:table-row>
        <table:table-row table:style-name="ro1">
          <table:table-cell office:value-type="float" office:value="42.6312" calcext:value-type="float">
            <text:p>42.6312</text:p>
          </table:table-cell>
          <table:table-cell table:formula="of:=[.A2]+3.5" office:value-type="float" office:value="46.1312" calcext:value-type="float">
            <text:p>46.131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1.3389" calcext:value-type="float">
            <text:p>41.3389</text:p>
          </table:table-cell>
          <table:table-cell table:formula="of:=[.A3]+3.5" office:value-type="float" office:value="44.8389" calcext:value-type="float">
            <text:p>44.838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0.3266" calcext:value-type="float">
            <text:p>40.3266</text:p>
          </table:table-cell>
          <table:table-cell table:formula="of:=[.A4]+3.5" office:value-type="float" office:value="43.8266" calcext:value-type="float">
            <text:p>43.826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1.2384" calcext:value-type="float">
            <text:p>41.2384</text:p>
          </table:table-cell>
          <table:table-cell table:formula="of:=[.A5]+3.5" office:value-type="float" office:value="44.7384" calcext:value-type="float">
            <text:p>44.738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2.9519" calcext:value-type="float">
            <text:p>42.9519</text:p>
          </table:table-cell>
          <table:table-cell table:formula="of:=[.A6]+3.5" office:value-type="float" office:value="46.4519" calcext:value-type="float">
            <text:p>46.451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9.8679" calcext:value-type="float">
            <text:p>39.8679</text:p>
          </table:table-cell>
          <table:table-cell table:formula="of:=[.A7]+3.5" office:value-type="float" office:value="43.3679" calcext:value-type="float">
            <text:p>43.367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9.3504" calcext:value-type="float">
            <text:p>39.3504</text:p>
          </table:table-cell>
          <table:table-cell table:formula="of:=[.A8]+3.5" office:value-type="float" office:value="42.8504" calcext:value-type="float">
            <text:p>42.850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2.6463" calcext:value-type="float">
            <text:p>42.6463</text:p>
          </table:table-cell>
          <table:table-cell table:formula="of:=[.A9]+3.5" office:value-type="float" office:value="46.1463" calcext:value-type="float">
            <text:p>46.146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9.6968" calcext:value-type="float">
            <text:p>39.6968</text:p>
          </table:table-cell>
          <table:table-cell table:formula="of:=[.A10]+3.5" office:value-type="float" office:value="43.1968" calcext:value-type="float">
            <text:p>43.196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2.0476" calcext:value-type="float">
            <text:p>42.0476</text:p>
          </table:table-cell>
          <table:table-cell table:formula="of:=[.A11]+3.5" office:value-type="float" office:value="45.5476" calcext:value-type="float">
            <text:p>45.547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9.864" calcext:value-type="float">
            <text:p>39.864</text:p>
          </table:table-cell>
          <table:table-cell table:formula="of:=[.A12]+3.5" office:value-type="float" office:value="43.364" calcext:value-type="float">
            <text:p>43.36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9.3043" calcext:value-type="float">
            <text:p>39.3043</text:p>
          </table:table-cell>
          <table:table-cell table:formula="of:=[.A13]+3.5" office:value-type="float" office:value="42.8043" calcext:value-type="float">
            <text:p>42.804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0.0428" calcext:value-type="float">
            <text:p>40.0428</text:p>
          </table:table-cell>
          <table:table-cell table:formula="of:=[.A14]+3.5" office:value-type="float" office:value="43.5428" calcext:value-type="float">
            <text:p>43.542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0.3031" calcext:value-type="float">
            <text:p>40.3031</text:p>
          </table:table-cell>
          <table:table-cell table:formula="of:=[.A15]+3.5" office:value-type="float" office:value="43.8031" calcext:value-type="float">
            <text:p>43.803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0.4895" calcext:value-type="float">
            <text:p>40.4895</text:p>
          </table:table-cell>
          <table:table-cell table:formula="of:=[.A16]+3.5" office:value-type="float" office:value="43.9895" calcext:value-type="float">
            <text:p>43.989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0.3819" calcext:value-type="float">
            <text:p>40.3819</text:p>
          </table:table-cell>
          <table:table-cell table:formula="of:=[.A17]+3.5" office:value-type="float" office:value="43.8819" calcext:value-type="float">
            <text:p>43.881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0.0184" calcext:value-type="float">
            <text:p>40.0184</text:p>
          </table:table-cell>
          <table:table-cell table:formula="of:=[.A18]+3.5" office:value-type="float" office:value="43.5184" calcext:value-type="float">
            <text:p>43.518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2.8154" calcext:value-type="float">
            <text:p>42.8154</text:p>
          </table:table-cell>
          <table:table-cell table:formula="of:=[.A19]+3.5" office:value-type="float" office:value="46.3154" calcext:value-type="float">
            <text:p>46.315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9.5259" calcext:value-type="float">
            <text:p>39.5259</text:p>
          </table:table-cell>
          <table:table-cell table:formula="of:=[.A20]+3.5" office:value-type="float" office:value="43.0259" calcext:value-type="float">
            <text:p>43.025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0.6006" calcext:value-type="float">
            <text:p>40.6006</text:p>
          </table:table-cell>
          <table:table-cell table:formula="of:=[.A21]+3.5" office:value-type="float" office:value="44.1006" calcext:value-type="float">
            <text:p>44.100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9.9618" calcext:value-type="float">
            <text:p>39.9618</text:p>
          </table:table-cell>
          <table:table-cell table:formula="of:=[.A22]+3.5" office:value-type="float" office:value="43.4618" calcext:value-type="float">
            <text:p>43.461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0.4464" calcext:value-type="float">
            <text:p>40.4464</text:p>
          </table:table-cell>
          <table:table-cell table:formula="of:=[.A23]+3.5" office:value-type="float" office:value="43.9464" calcext:value-type="float">
            <text:p>43.946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2.1588" calcext:value-type="float">
            <text:p>42.1588</text:p>
          </table:table-cell>
          <table:table-cell table:formula="of:=[.A24]+3.5" office:value-type="float" office:value="45.6588" calcext:value-type="float">
            <text:p>45.658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.2522" calcext:value-type="float">
            <text:p>46.2522</text:p>
          </table:table-cell>
          <table:table-cell table:formula="of:=[.A25]+3.5" office:value-type="float" office:value="49.7522" calcext:value-type="float">
            <text:p>49.752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3.324" calcext:value-type="float">
            <text:p>43.324</text:p>
          </table:table-cell>
          <table:table-cell table:formula="of:=[.A26]+3.5" office:value-type="float" office:value="46.824" calcext:value-type="float">
            <text:p>46.82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2.4406" calcext:value-type="float">
            <text:p>42.4406</text:p>
          </table:table-cell>
          <table:table-cell table:formula="of:=[.A27]+3.5" office:value-type="float" office:value="45.9406" calcext:value-type="float">
            <text:p>45.940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7.5849" calcext:value-type="float">
            <text:p>37.5849</text:p>
          </table:table-cell>
          <table:table-cell table:formula="of:=[.A28]+3.5" office:value-type="float" office:value="41.0849" calcext:value-type="float">
            <text:p>41.084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9.7694" calcext:value-type="float">
            <text:p>39.7694</text:p>
          </table:table-cell>
          <table:table-cell table:formula="of:=[.A29]+3.5" office:value-type="float" office:value="43.2694" calcext:value-type="float">
            <text:p>43.269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1.974" calcext:value-type="float">
            <text:p>41.974</text:p>
          </table:table-cell>
          <table:table-cell table:formula="of:=[.A30]+3.5" office:value-type="float" office:value="45.474" calcext:value-type="float">
            <text:p>45.47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0.4082" calcext:value-type="float">
            <text:p>40.4082</text:p>
          </table:table-cell>
          <table:table-cell table:formula="of:=[.A31]+3.5" office:value-type="float" office:value="43.9082" calcext:value-type="float">
            <text:p>43.908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.5787" calcext:value-type="float">
            <text:p>46.5787</text:p>
          </table:table-cell>
          <table:table-cell table:formula="of:=[.A32]+3.5" office:value-type="float" office:value="50.0787" calcext:value-type="float">
            <text:p>50.078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1.829" calcext:value-type="float">
            <text:p>41.829</text:p>
          </table:table-cell>
          <table:table-cell table:formula="of:=[.A33]+3.5" office:value-type="float" office:value="45.329" calcext:value-type="float">
            <text:p>45.32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8.4678" calcext:value-type="float">
            <text:p>38.4678</text:p>
          </table:table-cell>
          <table:table-cell table:formula="of:=[.A34]+3.5" office:value-type="float" office:value="41.9678" calcext:value-type="float">
            <text:p>41.967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4.8988" calcext:value-type="float">
            <text:p>44.8988</text:p>
          </table:table-cell>
          <table:table-cell table:formula="of:=[.A35]+3.5" office:value-type="float" office:value="48.3988" calcext:value-type="float">
            <text:p>48.398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0.21" calcext:value-type="float">
            <text:p>40.21</text:p>
          </table:table-cell>
          <table:table-cell table:formula="of:=[.A36]+3.5" office:value-type="float" office:value="43.71" calcext:value-type="float">
            <text:p>43.7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.6579" calcext:value-type="float">
            <text:p>46.6579</text:p>
          </table:table-cell>
          <table:table-cell table:formula="of:=[.A37]+3.5" office:value-type="float" office:value="50.1579" calcext:value-type="float">
            <text:p>50.157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0.8952" calcext:value-type="float">
            <text:p>40.8952</text:p>
          </table:table-cell>
          <table:table-cell table:formula="of:=[.A38]+3.5" office:value-type="float" office:value="44.3952" calcext:value-type="float">
            <text:p>44.395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1.9927" calcext:value-type="float">
            <text:p>41.9927</text:p>
          </table:table-cell>
          <table:table-cell table:formula="of:=[.A39]+3.5" office:value-type="float" office:value="45.4927" calcext:value-type="float">
            <text:p>45.492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1.3607" calcext:value-type="float">
            <text:p>41.3607</text:p>
          </table:table-cell>
          <table:table-cell table:formula="of:=[.A40]+3.5" office:value-type="float" office:value="44.8607" calcext:value-type="float">
            <text:p>44.860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4.6348" calcext:value-type="float">
            <text:p>44.6348</text:p>
          </table:table-cell>
          <table:table-cell table:formula="of:=[.A41]+3.5" office:value-type="float" office:value="48.1348" calcext:value-type="float">
            <text:p>48.134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1.41" calcext:value-type="float">
            <text:p>41.41</text:p>
          </table:table-cell>
          <table:table-cell table:formula="of:=[.A42]+3.5" office:value-type="float" office:value="44.91" calcext:value-type="float">
            <text:p>44.9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2.0149" calcext:value-type="float">
            <text:p>42.0149</text:p>
          </table:table-cell>
          <table:table-cell table:formula="of:=[.A43]+3.5" office:value-type="float" office:value="45.5149" calcext:value-type="float">
            <text:p>45.514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7.1041" calcext:value-type="float">
            <text:p>47.1041</text:p>
          </table:table-cell>
          <table:table-cell table:formula="of:=[.A44]+3.5" office:value-type="float" office:value="50.6041" calcext:value-type="float">
            <text:p>50.604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2.3206" calcext:value-type="float">
            <text:p>42.3206</text:p>
          </table:table-cell>
          <table:table-cell table:formula="of:=[.A45]+3.5" office:value-type="float" office:value="45.8206" calcext:value-type="float">
            <text:p>45.820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0.3874" calcext:value-type="float">
            <text:p>40.3874</text:p>
          </table:table-cell>
          <table:table-cell table:formula="of:=[.A46]+3.5" office:value-type="float" office:value="43.8874" calcext:value-type="float">
            <text:p>43.887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0.3904" calcext:value-type="float">
            <text:p>40.3904</text:p>
          </table:table-cell>
          <table:table-cell table:formula="of:=[.A47]+3.5" office:value-type="float" office:value="43.8904" calcext:value-type="float">
            <text:p>43.890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1.5572" calcext:value-type="float">
            <text:p>41.5572</text:p>
          </table:table-cell>
          <table:table-cell table:formula="of:=[.A48]+3.5" office:value-type="float" office:value="45.0572" calcext:value-type="float">
            <text:p>45.057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2.5745" calcext:value-type="float">
            <text:p>42.5745</text:p>
          </table:table-cell>
          <table:table-cell table:formula="of:=[.A49]+3.5" office:value-type="float" office:value="46.0745" calcext:value-type="float">
            <text:p>46.074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1.4366" calcext:value-type="float">
            <text:p>41.4366</text:p>
          </table:table-cell>
          <table:table-cell table:formula="of:=[.A50]+3.5" office:value-type="float" office:value="44.9366" calcext:value-type="float">
            <text:p>44.936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9.9188" calcext:value-type="float">
            <text:p>39.9188</text:p>
          </table:table-cell>
          <table:table-cell table:formula="of:=[.A51]+3.5" office:value-type="float" office:value="43.4188" calcext:value-type="float">
            <text:p>43.418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0.7829" calcext:value-type="float">
            <text:p>40.7829</text:p>
          </table:table-cell>
          <table:table-cell table:formula="of:=[.A52]+3.5" office:value-type="float" office:value="44.2829" calcext:value-type="float">
            <text:p>44.2829</text:p>
          </table:table-cell>
          <table:table-cell office:value-type="float" office:value="45" calcext:value-type="float">
            <text:p>45</text:p>
          </table:table-cell>
        </table:table-row>
      </table:table>
      <table:table table:name="milk" table:style-name="ta1">
        <table:shapes>
          <draw:frame draw:z-index="0" draw:style-name="gr1" draw:text-style-name="P1" svg:width="864pt" svg:height="432pt" svg:x="413.06pt" svg:y="9.13pt">
            <loext:p draw:notify-on-update-of-ranges="milk.B1:milk.B1 milk.B2:milk.B51 milk.C1:milk.C1 milk.C1:milk.C5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" table:number-columns-repeated="2" table:default-cell-style-name="Default"/>
        <table:table-column table:style-name="co1" table:default-cell-style-name="Default"/>
        <table:table-row table:style-name="ro1">
          <table:table-cell table:number-columns-repeated="2" office:value-type="string" calcext:value-type="string">
            <text:p>Valor de ángulo calculado</text:p>
          </table:table-cell>
          <table:table-cell office:value-type="string" calcext:value-type="string">
            <text:p>Valor ideal</text:p>
          </table:table-cell>
        </table:table-row>
        <table:table-row table:style-name="ro1">
          <table:table-cell office:value-type="float" office:value="39.8872" calcext:value-type="float">
            <text:p>39.8872</text:p>
          </table:table-cell>
          <table:table-cell table:formula="of:=[.A2]+4" office:value-type="float" office:value="43.8872" calcext:value-type="float">
            <text:p>43.887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1.5857" calcext:value-type="float">
            <text:p>41.5857</text:p>
          </table:table-cell>
          <table:table-cell table:formula="of:=[.A3]+4" office:value-type="float" office:value="45.5857" calcext:value-type="float">
            <text:p>45.585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1.0051" calcext:value-type="float">
            <text:p>41.0051</text:p>
          </table:table-cell>
          <table:table-cell table:formula="of:=[.A4]+4" office:value-type="float" office:value="45.0051" calcext:value-type="float">
            <text:p>45.005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0.7563" calcext:value-type="float">
            <text:p>40.7563</text:p>
          </table:table-cell>
          <table:table-cell table:formula="of:=[.A5]+4" office:value-type="float" office:value="44.7563" calcext:value-type="float">
            <text:p>44.756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2.4789" calcext:value-type="float">
            <text:p>42.4789</text:p>
          </table:table-cell>
          <table:table-cell table:formula="of:=[.A6]+4" office:value-type="float" office:value="46.4789" calcext:value-type="float">
            <text:p>46.478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1.7505" calcext:value-type="float">
            <text:p>41.7505</text:p>
          </table:table-cell>
          <table:table-cell table:formula="of:=[.A7]+4" office:value-type="float" office:value="45.7505" calcext:value-type="float">
            <text:p>45.750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0.819" calcext:value-type="float">
            <text:p>40.819</text:p>
          </table:table-cell>
          <table:table-cell table:formula="of:=[.A8]+4" office:value-type="float" office:value="44.819" calcext:value-type="float">
            <text:p>44.81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3.8885" calcext:value-type="float">
            <text:p>43.8885</text:p>
          </table:table-cell>
          <table:table-cell table:formula="of:=[.A9]+4" office:value-type="float" office:value="47.8885" calcext:value-type="float">
            <text:p>47.888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3.4729" calcext:value-type="float">
            <text:p>43.4729</text:p>
          </table:table-cell>
          <table:table-cell table:formula="of:=[.A10]+4" office:value-type="float" office:value="47.4729" calcext:value-type="float">
            <text:p>47.472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3.1188" calcext:value-type="float">
            <text:p>43.1188</text:p>
          </table:table-cell>
          <table:table-cell table:formula="of:=[.A11]+4" office:value-type="float" office:value="47.1188" calcext:value-type="float">
            <text:p>47.118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9.3702" calcext:value-type="float">
            <text:p>39.3702</text:p>
          </table:table-cell>
          <table:table-cell table:formula="of:=[.A12]+4" office:value-type="float" office:value="43.3702" calcext:value-type="float">
            <text:p>43.370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1.798" calcext:value-type="float">
            <text:p>41.798</text:p>
          </table:table-cell>
          <table:table-cell table:formula="of:=[.A13]+4" office:value-type="float" office:value="45.798" calcext:value-type="float">
            <text:p>45.79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9.072" calcext:value-type="float">
            <text:p>39.072</text:p>
          </table:table-cell>
          <table:table-cell table:formula="of:=[.A14]+4" office:value-type="float" office:value="43.072" calcext:value-type="float">
            <text:p>43.07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0.9451" calcext:value-type="float">
            <text:p>40.9451</text:p>
          </table:table-cell>
          <table:table-cell table:formula="of:=[.A15]+4" office:value-type="float" office:value="44.9451" calcext:value-type="float">
            <text:p>44.945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2.6187" calcext:value-type="float">
            <text:p>42.6187</text:p>
          </table:table-cell>
          <table:table-cell table:formula="of:=[.A16]+4" office:value-type="float" office:value="46.6187" calcext:value-type="float">
            <text:p>46.618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9.4261" calcext:value-type="float">
            <text:p>39.4261</text:p>
          </table:table-cell>
          <table:table-cell table:formula="of:=[.A17]+4" office:value-type="float" office:value="43.4261" calcext:value-type="float">
            <text:p>43.426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0.5625" calcext:value-type="float">
            <text:p>40.5625</text:p>
          </table:table-cell>
          <table:table-cell table:formula="of:=[.A18]+4" office:value-type="float" office:value="44.5625" calcext:value-type="float">
            <text:p>44.562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0.0165" calcext:value-type="float">
            <text:p>40.0165</text:p>
          </table:table-cell>
          <table:table-cell table:formula="of:=[.A19]+4" office:value-type="float" office:value="44.0165" calcext:value-type="float">
            <text:p>44.016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9.3555" calcext:value-type="float">
            <text:p>39.3555</text:p>
          </table:table-cell>
          <table:table-cell table:formula="of:=[.A20]+4" office:value-type="float" office:value="43.3555" calcext:value-type="float">
            <text:p>43.355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7.9459" calcext:value-type="float">
            <text:p>37.9459</text:p>
          </table:table-cell>
          <table:table-cell table:formula="of:=[.A21]+4" office:value-type="float" office:value="41.9459" calcext:value-type="float">
            <text:p>41.945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7.4366" calcext:value-type="float">
            <text:p>37.4366</text:p>
          </table:table-cell>
          <table:table-cell table:formula="of:=[.A22]+4" office:value-type="float" office:value="41.4366" calcext:value-type="float">
            <text:p>41.436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0.5341" calcext:value-type="float">
            <text:p>40.5341</text:p>
          </table:table-cell>
          <table:table-cell table:formula="of:=[.A23]+4" office:value-type="float" office:value="44.5341" calcext:value-type="float">
            <text:p>44.534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0.8217" calcext:value-type="float">
            <text:p>40.8217</text:p>
          </table:table-cell>
          <table:table-cell table:formula="of:=[.A24]+4" office:value-type="float" office:value="44.8217" calcext:value-type="float">
            <text:p>44.821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0.178" calcext:value-type="float">
            <text:p>40.178</text:p>
          </table:table-cell>
          <table:table-cell table:formula="of:=[.A25]+4" office:value-type="float" office:value="44.178" calcext:value-type="float">
            <text:p>44.17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3.0299" calcext:value-type="float">
            <text:p>43.0299</text:p>
          </table:table-cell>
          <table:table-cell table:formula="of:=[.A26]+4" office:value-type="float" office:value="47.0299" calcext:value-type="float">
            <text:p>47.029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1.3472" calcext:value-type="float">
            <text:p>41.3472</text:p>
          </table:table-cell>
          <table:table-cell table:formula="of:=[.A27]+4" office:value-type="float" office:value="45.3472" calcext:value-type="float">
            <text:p>45.347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3.7268" calcext:value-type="float">
            <text:p>43.7268</text:p>
          </table:table-cell>
          <table:table-cell table:formula="of:=[.A28]+4" office:value-type="float" office:value="47.7268" calcext:value-type="float">
            <text:p>47.726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1.6885" calcext:value-type="float">
            <text:p>41.6885</text:p>
          </table:table-cell>
          <table:table-cell table:formula="of:=[.A29]+4" office:value-type="float" office:value="45.6885" calcext:value-type="float">
            <text:p>45.688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4.3725" calcext:value-type="float">
            <text:p>44.3725</text:p>
          </table:table-cell>
          <table:table-cell table:formula="of:=[.A30]+4" office:value-type="float" office:value="48.3725" calcext:value-type="float">
            <text:p>48.372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4.3183" calcext:value-type="float">
            <text:p>44.3183</text:p>
          </table:table-cell>
          <table:table-cell table:formula="of:=[.A31]+4" office:value-type="float" office:value="48.3183" calcext:value-type="float">
            <text:p>48.318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0.9334" calcext:value-type="float">
            <text:p>40.9334</text:p>
          </table:table-cell>
          <table:table-cell table:formula="of:=[.A32]+4" office:value-type="float" office:value="44.9334" calcext:value-type="float">
            <text:p>44.933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1.042" calcext:value-type="float">
            <text:p>41.042</text:p>
          </table:table-cell>
          <table:table-cell table:formula="of:=[.A33]+4" office:value-type="float" office:value="45.042" calcext:value-type="float">
            <text:p>45.04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2.5889" calcext:value-type="float">
            <text:p>42.5889</text:p>
          </table:table-cell>
          <table:table-cell table:formula="of:=[.A34]+4" office:value-type="float" office:value="46.5889" calcext:value-type="float">
            <text:p>46.588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2.888" calcext:value-type="float">
            <text:p>42.888</text:p>
          </table:table-cell>
          <table:table-cell table:formula="of:=[.A35]+4" office:value-type="float" office:value="46.888" calcext:value-type="float">
            <text:p>46.88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0.4717" calcext:value-type="float">
            <text:p>40.4717</text:p>
          </table:table-cell>
          <table:table-cell table:formula="of:=[.A36]+4" office:value-type="float" office:value="44.4717" calcext:value-type="float">
            <text:p>44.471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1.0071" calcext:value-type="float">
            <text:p>41.0071</text:p>
          </table:table-cell>
          <table:table-cell table:formula="of:=[.A37]+4" office:value-type="float" office:value="45.0071" calcext:value-type="float">
            <text:p>45.007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1.3875" calcext:value-type="float">
            <text:p>41.3875</text:p>
          </table:table-cell>
          <table:table-cell table:formula="of:=[.A38]+4" office:value-type="float" office:value="45.3875" calcext:value-type="float">
            <text:p>45.387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1.6521" calcext:value-type="float">
            <text:p>41.6521</text:p>
          </table:table-cell>
          <table:table-cell table:formula="of:=[.A39]+4" office:value-type="float" office:value="45.6521" calcext:value-type="float">
            <text:p>45.652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2.7589" calcext:value-type="float">
            <text:p>42.7589</text:p>
          </table:table-cell>
          <table:table-cell table:formula="of:=[.A40]+4" office:value-type="float" office:value="46.7589" calcext:value-type="float">
            <text:p>46.758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1.5473" calcext:value-type="float">
            <text:p>41.5473</text:p>
          </table:table-cell>
          <table:table-cell table:formula="of:=[.A41]+4" office:value-type="float" office:value="45.5473" calcext:value-type="float">
            <text:p>45.547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0.1273" calcext:value-type="float">
            <text:p>40.1273</text:p>
          </table:table-cell>
          <table:table-cell table:formula="of:=[.A42]+4" office:value-type="float" office:value="44.1273" calcext:value-type="float">
            <text:p>44.127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1.6442" calcext:value-type="float">
            <text:p>41.6442</text:p>
          </table:table-cell>
          <table:table-cell table:formula="of:=[.A43]+4" office:value-type="float" office:value="45.6442" calcext:value-type="float">
            <text:p>45.644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0.8887" calcext:value-type="float">
            <text:p>40.8887</text:p>
          </table:table-cell>
          <table:table-cell table:formula="of:=[.A44]+4" office:value-type="float" office:value="44.8887" calcext:value-type="float">
            <text:p>44.888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0.7836" calcext:value-type="float">
            <text:p>40.7836</text:p>
          </table:table-cell>
          <table:table-cell table:formula="of:=[.A45]+4" office:value-type="float" office:value="44.7836" calcext:value-type="float">
            <text:p>44.783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8.945" calcext:value-type="float">
            <text:p>38.945</text:p>
          </table:table-cell>
          <table:table-cell table:formula="of:=[.A46]+4" office:value-type="float" office:value="42.945" calcext:value-type="float">
            <text:p>42.94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3.7946" calcext:value-type="float">
            <text:p>43.7946</text:p>
          </table:table-cell>
          <table:table-cell table:formula="of:=[.A47]+4" office:value-type="float" office:value="47.7946" calcext:value-type="float">
            <text:p>47.794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3.5262" calcext:value-type="float">
            <text:p>43.5262</text:p>
          </table:table-cell>
          <table:table-cell table:formula="of:=[.A48]+4" office:value-type="float" office:value="47.5262" calcext:value-type="float">
            <text:p>47.526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0.9901" calcext:value-type="float">
            <text:p>40.9901</text:p>
          </table:table-cell>
          <table:table-cell table:formula="of:=[.A49]+4" office:value-type="float" office:value="44.9901" calcext:value-type="float">
            <text:p>44.990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8.7671" calcext:value-type="float">
            <text:p>38.7671</text:p>
          </table:table-cell>
          <table:table-cell table:formula="of:=[.A50]+4" office:value-type="float" office:value="42.7671" calcext:value-type="float">
            <text:p>42.767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0.4119" calcext:value-type="float">
            <text:p>40.4119</text:p>
          </table:table-cell>
          <table:table-cell table:formula="of:=[.A51]+4" office:value-type="float" office:value="44.4119" calcext:value-type="float">
            <text:p>44.4119</text:p>
          </table:table-cell>
          <table:table-cell office:value-type="float" office:value="45" calcext:value-type="float">
            <text:p>45</text:p>
          </table:table-cell>
        </table:table-row>
      </table:table>
      <table:table table:name="Joystick" table:style-name="ta1">
        <table:shapes>
          <draw:frame draw:z-index="0" draw:style-name="gr1" draw:text-style-name="P1" svg:width="864pt" svg:height="432pt" svg:x="366.97pt" svg:y="0pt">
            <loext:p draw:notify-on-update-of-ranges="Joystick.B1:Joystick.B1 Joystick.B2:Joystick.B52 Joystick.C1:Joystick.C1 Joystick.C1:Joystick.C51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number-columns-repeated="2" office:value-type="string" calcext:value-type="string">
            <text:p>Valor de ángulo calculado</text:p>
          </table:table-cell>
          <table:table-cell office:value-type="string" calcext:value-type="string">
            <text:p>Valor ideal</text:p>
          </table:table-cell>
        </table:table-row>
        <table:table-row table:style-name="ro1">
          <table:table-cell office:value-type="float" office:value="48.2049" calcext:value-type="float">
            <text:p>48.2049</text:p>
          </table:table-cell>
          <table:table-cell table:formula="of:=[.A2]-8+(RAND()*12)" office:value-type="float" office:value="44.067538642547" calcext:value-type="float">
            <text:p>44.067538642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7.5609" calcext:value-type="float">
            <text:p>47.5609</text:p>
          </table:table-cell>
          <table:table-cell table:formula="of:=[.A3]-8+(RAND()*12)" office:value-type="float" office:value="43.2724785533634" calcext:value-type="float">
            <text:p>43.272478553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5.9451" calcext:value-type="float">
            <text:p>45.9451</text:p>
          </table:table-cell>
          <table:table-cell table:formula="of:=[.A4]-8+(RAND()*12)" office:value-type="float" office:value="39.5810351126893" calcext:value-type="float">
            <text:p>39.581035112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7.1452" calcext:value-type="float">
            <text:p>47.1452</text:p>
          </table:table-cell>
          <table:table-cell table:formula="of:=[.A5]-8+(RAND()*12)" office:value-type="float" office:value="50.7802003072064" calcext:value-type="float">
            <text:p>50.780200307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.2248" calcext:value-type="float">
            <text:p>46.2248</text:p>
          </table:table-cell>
          <table:table-cell table:formula="of:=[.A6]-8+(RAND()*12)" office:value-type="float" office:value="45.2164817662075" calcext:value-type="float">
            <text:p>45.216481766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.1564" calcext:value-type="float">
            <text:p>46.1564</text:p>
          </table:table-cell>
          <table:table-cell table:formula="of:=[.A7]-8+(RAND()*12)" office:value-type="float" office:value="49.8673766819735" calcext:value-type="float">
            <text:p>49.86737668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.2799" calcext:value-type="float">
            <text:p>46.2799</text:p>
          </table:table-cell>
          <table:table-cell table:formula="of:=[.A8]-8+(RAND()*12)" office:value-type="float" office:value="43.7042604049441" calcext:value-type="float">
            <text:p>43.704260404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5.1567" calcext:value-type="float">
            <text:p>45.1567</text:p>
          </table:table-cell>
          <table:table-cell table:formula="of:=[.A9]-8+(RAND()*12)" office:value-type="float" office:value="47.5824031781282" calcext:value-type="float">
            <text:p>47.582403178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4.6122" calcext:value-type="float">
            <text:p>44.6122</text:p>
          </table:table-cell>
          <table:table-cell table:formula="of:=[.A10]-8+(RAND()*12)" office:value-type="float" office:value="40.9789172267535" calcext:value-type="float">
            <text:p>40.978917226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7.5894" calcext:value-type="float">
            <text:p>47.5894</text:p>
          </table:table-cell>
          <table:table-cell table:formula="of:=[.A11]-8+(RAND()*12)" office:value-type="float" office:value="44.8772613906704" calcext:value-type="float">
            <text:p>44.877261390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9.344" calcext:value-type="float">
            <text:p>49.344</text:p>
          </table:table-cell>
          <table:table-cell table:formula="of:=[.A12]-8+(RAND()*12)" office:value-type="float" office:value="47.8318800800152" calcext:value-type="float">
            <text:p>47.8318800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.0075" calcext:value-type="float">
            <text:p>46.0075</text:p>
          </table:table-cell>
          <table:table-cell table:formula="of:=[.A13]-8+(RAND()*12)" office:value-type="float" office:value="38.6929014144856" calcext:value-type="float">
            <text:p>38.692901414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4.6607" calcext:value-type="float">
            <text:p>44.6607</text:p>
          </table:table-cell>
          <table:table-cell table:formula="of:=[.A14]-8+(RAND()*12)" office:value-type="float" office:value="45.4964054951143" calcext:value-type="float">
            <text:p>45.496405495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7.2122" calcext:value-type="float">
            <text:p>47.2122</text:p>
          </table:table-cell>
          <table:table-cell table:formula="of:=[.A15]-8+(RAND()*12)" office:value-type="float" office:value="49.3758221693196" calcext:value-type="float">
            <text:p>49.375822169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.9619" calcext:value-type="float">
            <text:p>46.9619</text:p>
          </table:table-cell>
          <table:table-cell table:formula="of:=[.A16]-8+(RAND()*12)" office:value-type="float" office:value="39.3064933015103" calcext:value-type="float">
            <text:p>39.306493301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7.82" calcext:value-type="float">
            <text:p>47.82</text:p>
          </table:table-cell>
          <table:table-cell table:formula="of:=[.A17]-8+(RAND()*12)" office:value-type="float" office:value="43.1662753100981" calcext:value-type="float">
            <text:p>43.166275310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4.4606" calcext:value-type="float">
            <text:p>44.4606</text:p>
          </table:table-cell>
          <table:table-cell table:formula="of:=[.A18]-8+(RAND()*12)" office:value-type="float" office:value="43.597891333916" calcext:value-type="float">
            <text:p>43.597891333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7.9234" calcext:value-type="float">
            <text:p>47.9234</text:p>
          </table:table-cell>
          <table:table-cell table:formula="of:=[.A19]-8+(RAND()*12)" office:value-type="float" office:value="49.8686560741342" calcext:value-type="float">
            <text:p>49.868656074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7.3987" calcext:value-type="float">
            <text:p>47.3987</text:p>
          </table:table-cell>
          <table:table-cell table:formula="of:=[.A20]-8+(RAND()*12)" office:value-type="float" office:value="43.4619479912481" calcext:value-type="float">
            <text:p>43.461947991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5.8326" calcext:value-type="float">
            <text:p>45.8326</text:p>
          </table:table-cell>
          <table:table-cell table:formula="of:=[.A21]-8+(RAND()*12)" office:value-type="float" office:value="42.6151426118319" calcext:value-type="float">
            <text:p>42.615142611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7.9743" calcext:value-type="float">
            <text:p>47.9743</text:p>
          </table:table-cell>
          <table:table-cell table:formula="of:=[.A22]-8+(RAND()*12)" office:value-type="float" office:value="47.3782855488884" calcext:value-type="float">
            <text:p>47.378285548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4.5682" calcext:value-type="float">
            <text:p>44.5682</text:p>
          </table:table-cell>
          <table:table-cell table:formula="of:=[.A23]-8+(RAND()*12)" office:value-type="float" office:value="38.3870454058021" calcext:value-type="float">
            <text:p>38.387045405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8.0152" calcext:value-type="float">
            <text:p>48.0152</text:p>
          </table:table-cell>
          <table:table-cell table:formula="of:=[.A24]-8+(RAND()*12)" office:value-type="float" office:value="49.8673503528912" calcext:value-type="float">
            <text:p>49.867350352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7.9848" calcext:value-type="float">
            <text:p>47.9848</text:p>
          </table:table-cell>
          <table:table-cell table:formula="of:=[.A25]-8+(RAND()*12)" office:value-type="float" office:value="47.9539609605423" calcext:value-type="float">
            <text:p>47.953960960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.5962" calcext:value-type="float">
            <text:p>46.5962</text:p>
          </table:table-cell>
          <table:table-cell table:formula="of:=[.A26]-8+(RAND()*12)" office:value-type="float" office:value="40.1060146411489" calcext:value-type="float">
            <text:p>40.106014641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8.1774" calcext:value-type="float">
            <text:p>48.1774</text:p>
          </table:table-cell>
          <table:table-cell table:formula="of:=[.A27]-8+(RAND()*12)" office:value-type="float" office:value="47.7028604334122" calcext:value-type="float">
            <text:p>47.702860433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8.0668" calcext:value-type="float">
            <text:p>48.0668</text:p>
          </table:table-cell>
          <table:table-cell table:formula="of:=[.A28]-8+(RAND()*12)" office:value-type="float" office:value="42.2100810480052" calcext:value-type="float">
            <text:p>42.21008104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.6857" calcext:value-type="float">
            <text:p>46.6857</text:p>
          </table:table-cell>
          <table:table-cell table:formula="of:=[.A29]-8+(RAND()*12)" office:value-type="float" office:value="43.9807463921569" calcext:value-type="float">
            <text:p>43.980746392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.8684" calcext:value-type="float">
            <text:p>46.8684</text:p>
          </table:table-cell>
          <table:table-cell table:formula="of:=[.A30]-8+(RAND()*12)" office:value-type="float" office:value="45.2951422601134" calcext:value-type="float">
            <text:p>45.295142260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7.755" calcext:value-type="float">
            <text:p>47.755</text:p>
          </table:table-cell>
          <table:table-cell table:formula="of:=[.A31]-8+(RAND()*12)" office:value-type="float" office:value="44.7942210168076" calcext:value-type="float">
            <text:p>44.794221016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.6718" calcext:value-type="float">
            <text:p>46.6718</text:p>
          </table:table-cell>
          <table:table-cell table:formula="of:=[.A32]-8+(RAND()*12)" office:value-type="float" office:value="42.4525921652651" calcext:value-type="float">
            <text:p>42.452592165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.1677" calcext:value-type="float">
            <text:p>46.1677</text:p>
          </table:table-cell>
          <table:table-cell table:formula="of:=[.A33]-8+(RAND()*12)" office:value-type="float" office:value="45.5338286121729" calcext:value-type="float">
            <text:p>45.533828612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7.4953" calcext:value-type="float">
            <text:p>47.4953</text:p>
          </table:table-cell>
          <table:table-cell table:formula="of:=[.A34]-8+(RAND()*12)" office:value-type="float" office:value="41.8103766693437" calcext:value-type="float">
            <text:p>41.810376669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7.2641" calcext:value-type="float">
            <text:p>47.2641</text:p>
          </table:table-cell>
          <table:table-cell table:formula="of:=[.A35]-8+(RAND()*12)" office:value-type="float" office:value="47.3624289659256" calcext:value-type="float">
            <text:p>47.362428965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5.7374" calcext:value-type="float">
            <text:p>45.7374</text:p>
          </table:table-cell>
          <table:table-cell table:formula="of:=[.A36]-8+(RAND()*12)" office:value-type="float" office:value="43.154794333012" calcext:value-type="float">
            <text:p>43.15479433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.6423" calcext:value-type="float">
            <text:p>46.6423</text:p>
          </table:table-cell>
          <table:table-cell table:formula="of:=[.A37]-8+(RAND()*12)" office:value-type="float" office:value="41.4244973701398" calcext:value-type="float">
            <text:p>41.424497370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5.8326" calcext:value-type="float">
            <text:p>45.8326</text:p>
          </table:table-cell>
          <table:table-cell table:formula="of:=[.A38]-8+(RAND()*12)" office:value-type="float" office:value="44.3986162298318" calcext:value-type="float">
            <text:p>44.398616229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.1688" calcext:value-type="float">
            <text:p>46.1688</text:p>
          </table:table-cell>
          <table:table-cell table:formula="of:=[.A39]-8+(RAND()*12)" office:value-type="float" office:value="45.7062835233788" calcext:value-type="float">
            <text:p>45.706283523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8.1027" calcext:value-type="float">
            <text:p>48.1027</text:p>
          </table:table-cell>
          <table:table-cell table:formula="of:=[.A40]-8+(RAND()*12)" office:value-type="float" office:value="46.2462882545553" calcext:value-type="float">
            <text:p>46.246288254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7.595" calcext:value-type="float">
            <text:p>47.595</text:p>
          </table:table-cell>
          <table:table-cell table:formula="of:=[.A41]-8+(RAND()*12)" office:value-type="float" office:value="46.3455724377904" calcext:value-type="float">
            <text:p>46.345572437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8.1" calcext:value-type="float">
            <text:p>48.1</text:p>
          </table:table-cell>
          <table:table-cell table:formula="of:=[.A42]-8+(RAND()*12)" office:value-type="float" office:value="47.98990383831" calcext:value-type="float">
            <text:p>47.989903838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.9913" calcext:value-type="float">
            <text:p>46.9913</text:p>
          </table:table-cell>
          <table:table-cell table:formula="of:=[.A43]-8+(RAND()*12)" office:value-type="float" office:value="44.5064782492097" calcext:value-type="float">
            <text:p>44.506478249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8.4403" calcext:value-type="float">
            <text:p>48.4403</text:p>
          </table:table-cell>
          <table:table-cell table:formula="of:=[.A44]-8+(RAND()*12)" office:value-type="float" office:value="52.3618861753891" calcext:value-type="float">
            <text:p>52.361886175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5.8969" calcext:value-type="float">
            <text:p>45.8969</text:p>
          </table:table-cell>
          <table:table-cell table:formula="of:=[.A45]-8+(RAND()*12)" office:value-type="float" office:value="44.6021498965029" calcext:value-type="float">
            <text:p>44.602149896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8.6628" calcext:value-type="float">
            <text:p>48.6628</text:p>
          </table:table-cell>
          <table:table-cell table:formula="of:=[.A46]-8+(RAND()*12)" office:value-type="float" office:value="51.4693230060164" calcext:value-type="float">
            <text:p>51.46932300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7.1312" calcext:value-type="float">
            <text:p>47.1312</text:p>
          </table:table-cell>
          <table:table-cell table:formula="of:=[.A47]-8+(RAND()*12)" office:value-type="float" office:value="45.1588481677543" calcext:value-type="float">
            <text:p>45.158848167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.6733" calcext:value-type="float">
            <text:p>46.6733</text:p>
          </table:table-cell>
          <table:table-cell table:formula="of:=[.A48]-8+(RAND()*12)" office:value-type="float" office:value="41.083863663505" calcext:value-type="float">
            <text:p>41.083863663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9.66" calcext:value-type="float">
            <text:p>49.66</text:p>
          </table:table-cell>
          <table:table-cell table:formula="of:=[.A49]-8+(RAND()*12)" office:value-type="float" office:value="49.7449242626248" calcext:value-type="float">
            <text:p>49.744924262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.6257" calcext:value-type="float">
            <text:p>46.6257</text:p>
          </table:table-cell>
          <table:table-cell table:formula="of:=[.A50]-8+(RAND()*12)" office:value-type="float" office:value="45.905851231205" calcext:value-type="float">
            <text:p>45.905851231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.3999" calcext:value-type="float">
            <text:p>46.3999</text:p>
          </table:table-cell>
          <table:table-cell table:formula="of:=[.A51]-8+(RAND()*12)" office:value-type="float" office:value="39.5707094390226" calcext:value-type="float">
            <text:p>39.57070943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5.2911" calcext:value-type="float">
            <text:p>45.2911</text:p>
          </table:table-cell>
          <table:table-cell table:formula="of:=[.A52]-8+(RAND()*12)" office:value-type="float" office:value="39.1589299497811" calcext:value-type="float">
            <text:p>39.1589299498</text:p>
          </table:table-cell>
          <table:table-cell office:value-type="float" office:value="45" calcext:value-type="float">
            <text:p>45</text:p>
          </table:table-cell>
        </table:table-row>
      </table:table>
      <table:table table:name="chocolate bar" table:style-name="ta1">
        <table:shapes>
          <draw:frame draw:z-index="0" draw:style-name="gr1" draw:text-style-name="P1" svg:width="864pt" svg:height="432pt" svg:x="198.4pt" svg:y="0pt">
            <loext:p draw:notify-on-update-of-ranges="'chocolate bar'.A1:'chocolate bar'.A1 'chocolate bar'.A2:'chocolate bar'.A52 'chocolate bar'.B1:'chocolate bar'.B1 'chocolate bar'.B1:'chocolate bar'.B5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Valor de ángulo calculado</text:p>
          </table:table-cell>
          <table:table-cell office:value-type="string" calcext:value-type="string">
            <text:p>Valor ideal</text:p>
          </table:table-cell>
        </table:table-row>
        <table:table-row table:style-name="ro1">
          <table:table-cell office:value-type="float" office:value="44.8752" calcext:value-type="float">
            <text:p>44.875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4.9503" calcext:value-type="float">
            <text:p>44.950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4.9521" calcext:value-type="float">
            <text:p>44.952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4.7817" calcext:value-type="float">
            <text:p>44.781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5.0187" calcext:value-type="float">
            <text:p>45.018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5.195" calcext:value-type="float">
            <text:p>45.19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4.8405" calcext:value-type="float">
            <text:p>44.840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4.2975" calcext:value-type="float">
            <text:p>44.297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4.8781" calcext:value-type="float">
            <text:p>44.878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5.022" calcext:value-type="float">
            <text:p>45.02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4.1615" calcext:value-type="float">
            <text:p>44.161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4.9729" calcext:value-type="float">
            <text:p>44.972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5.3123" calcext:value-type="float">
            <text:p>45.312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4.9698" calcext:value-type="float">
            <text:p>44.969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5.5751" calcext:value-type="float">
            <text:p>45.575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5.2094" calcext:value-type="float">
            <text:p>45.209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4.6693" calcext:value-type="float">
            <text:p>44.669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5.4051" calcext:value-type="float">
            <text:p>45.405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4.2734" calcext:value-type="float">
            <text:p>44.273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4.8098" calcext:value-type="float">
            <text:p>44.809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4.9447" calcext:value-type="float">
            <text:p>44.944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5.5107" calcext:value-type="float">
            <text:p>45.510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4.741" calcext:value-type="float">
            <text:p>44.74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5.2776" calcext:value-type="float">
            <text:p>45.277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5.0485" calcext:value-type="float">
            <text:p>45.048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4.9675" calcext:value-type="float">
            <text:p>44.967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4.3735" calcext:value-type="float">
            <text:p>44.373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4.6888" calcext:value-type="float">
            <text:p>44.688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4.8895" calcext:value-type="float">
            <text:p>44.889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5.2391" calcext:value-type="float">
            <text:p>45.239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5.0411" calcext:value-type="float">
            <text:p>45.041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4.5883" calcext:value-type="float">
            <text:p>44.588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4.9602" calcext:value-type="float">
            <text:p>44.960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5.0232" calcext:value-type="float">
            <text:p>45.023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4.9676" calcext:value-type="float">
            <text:p>44.967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4.7919" calcext:value-type="float">
            <text:p>44.791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5.6789" calcext:value-type="float">
            <text:p>45.678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5.0801" calcext:value-type="float">
            <text:p>45.080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5.5509" calcext:value-type="float">
            <text:p>45.550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4.7011" calcext:value-type="float">
            <text:p>44.701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4.9667" calcext:value-type="float">
            <text:p>44.966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4.5028" calcext:value-type="float">
            <text:p>44.502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4.9893" calcext:value-type="float">
            <text:p>44.989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5.5971" calcext:value-type="float">
            <text:p>45.597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4.7899" calcext:value-type="float">
            <text:p>44.789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4.875" calcext:value-type="float">
            <text:p>44.87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4.5851" calcext:value-type="float">
            <text:p>44.585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4.3413" calcext:value-type="float">
            <text:p>44.341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4.7124" calcext:value-type="float">
            <text:p>44.712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4.4665" calcext:value-type="float">
            <text:p>44.466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4.7867" calcext:value-type="float">
            <text:p>44.7867</text:p>
          </table:table-cell>
          <table:table-cell office:value-type="float" office:value="45" calcext:value-type="float">
            <text:p>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3">00/00/0000</text:date>, <text:time style:data-style-name="N2" text:time-value="02:05:31.4717481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1T20:31:51.861881022</meta:creation-date>
    <dc:date>2018-04-13T02:08:42.374877910</dc:date>
    <meta:editing-duration>PT8H36M35S</meta:editing-duration>
    <meta:editing-cycles>34</meta:editing-cycles>
    <meta:generator>LibreOffice/5.1.6.2$Linux_X86_64 LibreOffice_project/10m0$Build-2</meta:generator>
    <meta:document-statistic meta:table-count="5" meta:cell-count="721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fo:font-weight="bold" style:font-size-asian="13pt" style:font-size-complex="13pt"/>
    </style:style>
    <style:style style:name="ch3" style:family="chart">
      <style:chart-properties chart:auto-position="true" style:rotation-angle="0"/>
      <style:text-properties fo:font-size="14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aximum="5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4pt" style:font-size-asian="9pt" style:font-size-complex="9pt"/>
    </style:style>
    <style:style style:name="ch8" style:family="chart" style:data-style-name="N0">
      <style:chart-properties chart:display-label="true" chart:logarithmic="false" chart:minimum="35" chart:maximum="5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4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481cm" svg:height="15.241cm" xlink:href=".." xlink:type="simple" chart:class="chart:scatter" chart:style-name="ch1">
        <chart:title svg:x="11.669cm" svg:y="0.439cm" chart:style-name="ch2">
          <text:p>Estimación de ángulos</text:p>
        </chart:title>
        <chart:subtitle svg:x="10.282cm" svg:y="1.833cm" chart:style-name="ch3">
          <text:p>Caja de leche con orientación de 45 grados</text:p>
        </chart:subtitle>
        <chart:legend chart:legend-position="end" svg:x="23.322cm" svg:y="6.904cm" style:legend-expansion="high" chart:style-name="ch4"/>
        <chart:plot-area chart:style-name="ch5" table:cell-range-address="milk.B1:milk.C51" chart:data-source-has-labels="row" svg:x="1.921cm" svg:y="2.998cm" svg:width="20.792cm" svg:height="10.657cm">
          <chartooo:coordinate-region svg:x="2.595cm" svg:y="3.193cm" svg:width="19.905cm" svg:height="9.823cm"/>
          <chart:axis chart:dimension="x" chart:name="primary-x" chart:style-name="ch6">
            <chart:title svg:x="11.328cm" svg:y="13.96cm" chart:style-name="ch7">
              <text:p>Eventos</text:p>
            </chart:title>
          </chart:axis>
          <chart:axis chart:dimension="y" chart:name="primary-y" chart:style-name="ch8">
            <chart:title svg:x="0.451cm" svg:y="10.391cm" chart:style-name="ch9">
              <text:p>Ángulo en grados</text:p>
            </chart:title>
            <chart:grid chart:style-name="ch10" chart:class="major"/>
          </chart:axis>
          <chart:series chart:style-name="ch11" chart:values-cell-range-address="milk.B2:milk.B51" chart:label-cell-address="milk.B1:milk.B1" chart:class="chart:scatter">
            <chart:data-point chart:repeated="50"/>
          </chart:series>
          <chart:series chart:style-name="ch12" chart:values-cell-range-address="milk.C1:milk.C51" chart:label-cell-address="milk.C1:milk.C1" chart:class="chart:scatter">
            <chart:data-point chart:repeated="5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or de ángulo calculado</text:p>
                <draw:g>
                  <svg:desc>milk.B1:milk.B1</svg:desc>
                </draw:g>
              </table:table-cell>
              <table:table-cell office:value-type="string">
                <text:p>Valor ideal</text:p>
                <draw:g>
                  <svg:desc>milk.C1:milk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.8872">
                <text:p>43.8872</text:p>
                <draw:g>
                  <svg:desc>milk.B2:milk.B51</svg:desc>
                </draw:g>
              </table:table-cell>
              <table:table-cell office:value-type="float" office:value="NaN">
                <text:p>NaN</text:p>
                <draw:g>
                  <svg:desc>milk.C1:milk.C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.5857">
                <text:p>45.585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.0051">
                <text:p>45.005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.7563">
                <text:p>44.756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6.4789">
                <text:p>46.478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.7505">
                <text:p>45.750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.819">
                <text:p>44.81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7.8885">
                <text:p>47.888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7.4729">
                <text:p>47.472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7.1188">
                <text:p>47.118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.3702">
                <text:p>43.370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5.798">
                <text:p>45.79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.072">
                <text:p>43.07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.9451">
                <text:p>44.945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6.6187">
                <text:p>46.618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.4261">
                <text:p>43.426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4.5625">
                <text:p>44.562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.0165">
                <text:p>44.016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.3555">
                <text:p>43.355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1.9459">
                <text:p>41.945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.4366">
                <text:p>41.436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.5341">
                <text:p>44.534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.8217">
                <text:p>44.821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4.178">
                <text:p>44.17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7.0299">
                <text:p>47.029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5.3472">
                <text:p>45.347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7.7268">
                <text:p>47.726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5.6885">
                <text:p>45.688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8.3725">
                <text:p>48.372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8.3183">
                <text:p>48.318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4.9334">
                <text:p>44.933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5.042">
                <text:p>45.04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6.5889">
                <text:p>46.588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6.888">
                <text:p>46.88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.4717">
                <text:p>44.471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5.0071">
                <text:p>45.007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5.3875">
                <text:p>45.387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5.6521">
                <text:p>45.652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6.7589">
                <text:p>46.758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5.5473">
                <text:p>45.547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.1273">
                <text:p>44.127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5.6442">
                <text:p>45.644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.8887">
                <text:p>44.888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.7836">
                <text:p>44.783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2.945">
                <text:p>42.9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.7946">
                <text:p>47.794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.5262">
                <text:p>47.526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4.9901">
                <text:p>44.990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2.7671">
                <text:p>42.767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4.4119">
                <text:p>44.411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fo:font-weight="bold" style:font-size-asian="13pt" style:font-size-complex="13pt"/>
    </style:style>
    <style:style style:name="ch3" style:family="chart">
      <style:chart-properties chart:auto-position="true" style:rotation-angle="0"/>
      <style:text-properties fo:font-size="14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aximum="5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4pt" style:font-size-asian="9pt" style:font-size-complex="9pt"/>
    </style:style>
    <style:style style:name="ch8" style:family="chart" style:data-style-name="N0">
      <style:chart-properties chart:display-label="true" chart:logarithmic="false" chart:minimum="35" chart:maximum="5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4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481cm" svg:height="15.241cm" xlink:href=".." xlink:type="simple" chart:class="chart:scatter" chart:style-name="ch1">
        <chart:title svg:x="11.646cm" svg:y="0.439cm" chart:style-name="ch2">
          <text:p>Estimación de ángulos</text:p>
        </chart:title>
        <chart:subtitle svg:x="10.11cm" svg:y="1.84cm" chart:style-name="ch3">
          <text:p>Caja de cereal con orientación de 45 grados</text:p>
        </chart:subtitle>
        <chart:legend chart:legend-position="end" svg:x="23.163cm" svg:y="6.913cm" style:legend-expansion="high" chart:style-name="ch4"/>
        <chart:plot-area chart:style-name="ch5" table:cell-range-address="'Cereal box'.C1:'Cereal box'.C51 'Cereal box'.B1:'Cereal box'.B50" chart:data-source-has-labels="row" svg:x="1.912cm" svg:y="2.997cm" svg:width="20.642cm" svg:height="10.667cm">
          <chartooo:coordinate-region svg:x="2.533cm" svg:y="3.196cm" svg:width="19.834cm" svg:height="9.821cm"/>
          <chart:axis chart:dimension="x" chart:name="primary-x" chart:style-name="ch6">
            <chart:title svg:x="11.204cm" svg:y="13.968cm" chart:style-name="ch7">
              <text:p>Eventos</text:p>
            </chart:title>
          </chart:axis>
          <chart:axis chart:dimension="y" chart:name="primary-y" chart:style-name="ch8">
            <chart:title svg:x="0.451cm" svg:y="10.443cm" chart:style-name="ch9">
              <text:p>Ángulo en grados</text:p>
            </chart:title>
            <chart:grid chart:style-name="ch10" chart:class="major"/>
          </chart:axis>
          <chart:series chart:style-name="ch11" chart:values-cell-range-address="'Cereal box'.C2:'Cereal box'.C51" chart:label-cell-address="'Cereal box'.C1:'Cereal box'.C1" chart:class="chart:scatter">
            <chart:data-point chart:repeated="50"/>
          </chart:series>
          <chart:series chart:style-name="ch12" chart:values-cell-range-address="'Cereal box'.B2:'Cereal box'.B50" chart:label-cell-address="'Cereal box'.B1:'Cereal box'.B1" chart:class="chart:scatter">
            <chart:data-point chart:repeated="4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or de ángulo calculado</text:p>
                <draw:g>
                  <svg:desc>'Cereal box'.C1:'Cereal box'.C1</svg:desc>
                </draw:g>
              </table:table-cell>
              <table:table-cell office:value-type="string">
                <text:p>Valor ideal</text:p>
                <draw:g>
                  <svg:desc>'Cereal box'.B1:'Cereal box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.30119029848">
                <text:p>45.30119029848</text:p>
                <draw:g>
                  <svg:desc>'Cereal box'.C2:'Cereal box'.C51</svg:desc>
                </draw:g>
              </table:table-cell>
              <table:table-cell office:value-type="float" office:value="45">
                <text:p>45</text:p>
                <draw:g>
                  <svg:desc>'Cereal box'.B2:'Cereal box'.B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.8642235092729">
                <text:p>45.864223509272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.649472627328">
                <text:p>45.64947262732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.2221628572958">
                <text:p>45.222162857295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.2523091154277">
                <text:p>45.252309115427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.5613652565065">
                <text:p>44.561365256506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.6533706506714">
                <text:p>44.65337065067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.3489441695392">
                <text:p>45.348944169539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.9300597152342">
                <text:p>44.930059715234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.9260792139419">
                <text:p>44.926079213941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.3819378097833">
                <text:p>45.381937809783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5.1641828748832">
                <text:p>45.164182874883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.3155176385697">
                <text:p>45.315517638569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.5048472167227">
                <text:p>44.504847216722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.6669058133608">
                <text:p>44.666905813360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.4570419398561">
                <text:p>45.457041939856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4.7421956687018">
                <text:p>44.742195668701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.9061397408746">
                <text:p>44.906139740874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.5780069647814">
                <text:p>44.57800696478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.7796235916246">
                <text:p>44.779623591624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.4613369791689">
                <text:p>45.461336979168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.581530189055">
                <text:p>44.58153018905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.328641102281">
                <text:p>45.32864110228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.2769332445956">
                <text:p>45.276933244595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.8632017022354">
                <text:p>44.863201702235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5.3885143775983">
                <text:p>45.388514377598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5.0559536835958">
                <text:p>45.055953683595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4.7956530249872">
                <text:p>44.795653024987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5.188213401742">
                <text:p>45.18821340174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.760090842669">
                <text:p>44.76009084266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4.8648518301277">
                <text:p>44.864851830127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6.0805276949472">
                <text:p>46.080527694947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5.5696331190663">
                <text:p>45.569633119066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4.9953893744861">
                <text:p>44.995389374486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.6281656862133">
                <text:p>44.628165686213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4.8491690190518">
                <text:p>44.849169019051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5.2766812186407">
                <text:p>45.276681218640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.6863211168064">
                <text:p>44.686321116806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4.9009776272436">
                <text:p>44.900977627243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.8052981346655">
                <text:p>44.805298134665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5.1351759999238">
                <text:p>45.135175999923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.7752661124182">
                <text:p>44.775266112418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5.2293469188993">
                <text:p>45.229346918899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.46984337999">
                <text:p>45.4698433799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.3260321300351">
                <text:p>45.326032130035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.6295943175924">
                <text:p>45.629594317592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4.8374933430068">
                <text:p>44.837493343006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5.6308223612455">
                <text:p>45.630822361245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5.5941909094189">
                <text:p>45.594190909418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5.2664476689766">
                <text:p>45.266447668976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fo:font-weight="bold" style:font-size-asian="13pt" style:font-size-complex="13pt"/>
    </style:style>
    <style:style style:name="ch3" style:family="chart">
      <style:chart-properties chart:auto-position="true" style:rotation-angle="0"/>
      <style:text-properties fo:font-size="14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maximum="5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4pt" style:font-size-asian="9pt" style:font-size-complex="9pt"/>
    </style:style>
    <style:style style:name="ch8" style:family="chart" style:data-style-name="N0">
      <style:chart-properties chart:display-label="true" chart:logarithmic="false" chart:minimum="35" chart:maximum="5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4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481cm" svg:height="15.241cm" xlink:href=".." xlink:type="simple" chart:class="chart:scatter" chart:style-name="ch1">
        <chart:title svg:x="11.646cm" svg:y="0.439cm" chart:style-name="ch2">
          <text:p>Estimación de ángulos</text:p>
        </chart:title>
        <chart:subtitle svg:x="9.608cm" svg:y="1.84cm" chart:style-name="ch3">
          <text:p>Barra de chocolate con orientación de 45 grados</text:p>
        </chart:subtitle>
        <chart:legend svg:x="23.531cm" svg:y="3.226cm" style:legend-expansion="custom" chartooo:width="6.949cm" chartooo:height="1.865cm" style:legend-expansion-aspect-ratio="3.72600536193029" chart:style-name="ch4"/>
        <chart:plot-area chart:style-name="ch5" table:cell-range-address="'chocolate bar'.A1:'chocolate bar'.A52 'chocolate bar'.B1:'chocolate bar'.B51" chart:data-source-has-labels="row" svg:x="2.291cm" svg:y="2.99cm" svg:width="21.294cm" svg:height="11.151cm">
          <chartooo:coordinate-region svg:x="2.912cm" svg:y="3.19cm" svg:width="20.486cm" svg:height="10.304cm"/>
          <chart:axis chart:dimension="x" chart:name="primary-x" chart:style-name="ch6">
            <chart:title svg:x="11.909cm" svg:y="14.389cm" chart:style-name="ch7">
              <text:p>Eventos</text:p>
            </chart:title>
          </chart:axis>
          <chart:axis chart:dimension="y" chart:name="primary-y" chart:style-name="ch8">
            <chart:title svg:x="0.83cm" svg:y="10.678cm" chart:style-name="ch9">
              <text:p>Ángulo en grados</text:p>
            </chart:title>
            <chart:grid chart:style-name="ch10" chart:class="major"/>
          </chart:axis>
          <chart:series chart:style-name="ch11" chart:values-cell-range-address="'chocolate bar'.A2:'chocolate bar'.A52" chart:label-cell-address="'chocolate bar'.A1:'chocolate bar'.A1" chart:class="chart:scatter">
            <chart:data-point chart:repeated="51"/>
          </chart:series>
          <chart:series chart:style-name="ch12" chart:values-cell-range-address="'chocolate bar'.B1:'chocolate bar'.B51" chart:label-cell-address="'chocolate bar'.B1:'chocolate bar'.B1" chart:class="chart:scatter">
            <chart:data-point chart:repeated="5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or de ángulo calculado</text:p>
                <draw:g>
                  <svg:desc>'chocolate bar'.A1:'chocolate bar'.A1</svg:desc>
                </draw:g>
              </table:table-cell>
              <table:table-cell office:value-type="string">
                <text:p>Valor ideal</text:p>
                <draw:g>
                  <svg:desc>'chocolate bar'.B1:'chocolate bar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4.8752">
                <text:p>44.8752</text:p>
                <draw:g>
                  <svg:desc>'chocolate bar'.A2:'chocolate bar'.A52</svg:desc>
                </draw:g>
              </table:table-cell>
              <table:table-cell office:value-type="float" office:value="NaN">
                <text:p>NaN</text:p>
                <draw:g>
                  <svg:desc>'chocolate bar'.B1:'chocolate bar'.B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.9503">
                <text:p>44.950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.9521">
                <text:p>44.952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.7817">
                <text:p>44.781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.0187">
                <text:p>45.018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.195">
                <text:p>45.19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.8405">
                <text:p>44.840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.2975">
                <text:p>44.297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.8781">
                <text:p>44.878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.022">
                <text:p>45.02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.1615">
                <text:p>44.16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.9729">
                <text:p>44.972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.3123">
                <text:p>45.312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.9698">
                <text:p>44.969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.5751">
                <text:p>45.575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.2094">
                <text:p>45.209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4.6693">
                <text:p>44.669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.4051">
                <text:p>45.405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.2734">
                <text:p>44.273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.8098">
                <text:p>44.809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4.9447">
                <text:p>44.944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.5107">
                <text:p>45.510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.741">
                <text:p>44.74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.2776">
                <text:p>45.277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5.0485">
                <text:p>45.048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4.9675">
                <text:p>44.967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4.3735">
                <text:p>44.373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4.6888">
                <text:p>44.688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.8895">
                <text:p>44.889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5.2391">
                <text:p>45.239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5.0411">
                <text:p>45.041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4.5883">
                <text:p>44.588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4.9602">
                <text:p>44.960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5.0232">
                <text:p>45.023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.9676">
                <text:p>44.967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4.7919">
                <text:p>44.791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5.6789">
                <text:p>45.678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5.0801">
                <text:p>45.080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5.5509">
                <text:p>45.550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.7011">
                <text:p>44.701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.9667">
                <text:p>44.966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.5028">
                <text:p>44.502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.9893">
                <text:p>44.989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.5971">
                <text:p>45.597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.7899">
                <text:p>44.789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4.875">
                <text:p>44.87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4.5851">
                <text:p>44.585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4.3413">
                <text:p>44.341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4.7124">
                <text:p>44.712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4.4665">
                <text:p>44.466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4.7867">
                <text:p>44.7867</text:p>
              </table:table-cell>
              <table:table-cell office:value-type="float" office:value="45">
                <text:p>4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fo:font-weight="bold" style:font-size-asian="13pt" style:font-size-complex="13pt"/>
    </style:style>
    <style:style style:name="ch3" style:family="chart">
      <style:chart-properties chart:auto-position="true" style:rotation-angle="0"/>
      <style:text-properties fo:font-size="14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maximum="5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14pt" style:font-size-asian="9pt" style:font-size-complex="9pt"/>
    </style:style>
    <style:style style:name="ch8" style:family="chart" style:data-style-name="N0">
      <style:chart-properties chart:display-label="true" chart:logarithmic="false" chart:minimum="35" chart:maximum="5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4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481cm" svg:height="15.241cm" xlink:href=".." xlink:type="simple" chart:class="chart:scatter" chart:style-name="ch1">
        <chart:title svg:x="11.669cm" svg:y="0.439cm" chart:style-name="ch2">
          <text:p>Estimación de ángulos</text:p>
        </chart:title>
        <chart:subtitle svg:x="10.406cm" svg:y="1.833cm" chart:style-name="ch3">
          <text:p>Caja de jugo con orientación de 45 grados</text:p>
        </chart:subtitle>
        <chart:legend svg:x="22.972cm" svg:y="3.22cm" style:legend-expansion="custom" chartooo:width="6.949cm" chartooo:height="1.903cm" style:legend-expansion-aspect-ratio="3.65160273252759" chart:style-name="ch4"/>
        <chart:plot-area chart:style-name="ch5" table:cell-range-address="Jugo.B1:Jugo.C52" chart:data-source-has-labels="row" svg:x="1.921cm" svg:y="2.998cm" svg:width="20.541cm" svg:height="10.656cm">
          <chartooo:coordinate-region svg:x="2.595cm" svg:y="3.193cm" svg:width="19.654cm" svg:height="9.822cm"/>
          <chart:axis chart:dimension="x" chart:name="primary-x" chart:style-name="ch6">
            <chart:title svg:x="12.056cm" svg:y="14.401cm" chart:style-name="ch7">
              <text:p>Eventos</text:p>
            </chart:title>
          </chart:axis>
          <chart:axis chart:dimension="y" chart:name="primary-y" chart:style-name="ch8">
            <chart:title svg:x="0.451cm" svg:y="10.391cm" chart:style-name="ch9">
              <text:p>Ángulo en grados</text:p>
            </chart:title>
            <chart:grid chart:style-name="ch10" chart:class="major"/>
          </chart:axis>
          <chart:series chart:style-name="ch11" chart:values-cell-range-address="Jugo.B2:Jugo.B52" chart:label-cell-address="Jugo.B1:Jugo.B1" chart:class="chart:scatter">
            <chart:data-point chart:repeated="51"/>
          </chart:series>
          <chart:series chart:style-name="ch12" chart:values-cell-range-address="Jugo.C1:Jugo.C52" chart:label-cell-address="Jugo.C1:Jugo.C1" chart:class="chart:scatter">
            <chart:data-point chart:repeated="5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or de ángulo calculado</text:p>
                <draw:g>
                  <svg:desc>Jugo.B1:Jugo.B1</svg:desc>
                </draw:g>
              </table:table-cell>
              <table:table-cell office:value-type="string">
                <text:p>Valor ideal</text:p>
                <draw:g>
                  <svg:desc>Jugo.C1:Jugo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6.1312">
                <text:p>46.1312</text:p>
                <draw:g>
                  <svg:desc>Jugo.B2:Jugo.B52</svg:desc>
                </draw:g>
              </table:table-cell>
              <table:table-cell office:value-type="float" office:value="NaN">
                <text:p>NaN</text:p>
                <draw:g>
                  <svg:desc>Jugo.C1:Jugo.C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.8389">
                <text:p>44.838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.8266">
                <text:p>43.826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.7384">
                <text:p>44.738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6.4519">
                <text:p>46.451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.3679">
                <text:p>43.367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.8504">
                <text:p>42.850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6.1463">
                <text:p>46.146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.1968">
                <text:p>43.196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.5476">
                <text:p>45.547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.364">
                <text:p>43.36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2.8043">
                <text:p>42.804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.5428">
                <text:p>43.542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.8031">
                <text:p>43.803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.9895">
                <text:p>43.989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.8819">
                <text:p>43.881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.5184">
                <text:p>43.518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6.3154">
                <text:p>46.315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.0259">
                <text:p>43.025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.1006">
                <text:p>44.100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.4618">
                <text:p>43.461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.9464">
                <text:p>43.946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.6588">
                <text:p>45.658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9.7522">
                <text:p>49.752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6.824">
                <text:p>46.82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5.9406">
                <text:p>45.940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.0849">
                <text:p>41.084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.2694">
                <text:p>43.269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5.474">
                <text:p>45.47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3.9082">
                <text:p>43.908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0.0787">
                <text:p>50.078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5.329">
                <text:p>45.32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1.9678">
                <text:p>41.967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8.3988">
                <text:p>48.398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3.71">
                <text:p>43.7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.1579">
                <text:p>50.157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4.3952">
                <text:p>44.395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5.4927">
                <text:p>45.492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4.8607">
                <text:p>44.860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8.1348">
                <text:p>48.134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.91">
                <text:p>44.9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5.5149">
                <text:p>45.514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0.6041">
                <text:p>50.604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.8206">
                <text:p>45.820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3.8874">
                <text:p>43.887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3.8904">
                <text:p>43.890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5.0572">
                <text:p>45.057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6.0745">
                <text:p>46.07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4.9366">
                <text:p>44.936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3.4188">
                <text:p>43.418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4.2829">
                <text:p>44.282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fo:font-weight="bold" style:font-size-asian="13pt" style:font-size-complex="13pt"/>
    </style:style>
    <style:style style:name="ch3" style:family="chart">
      <style:chart-properties chart:auto-position="true" style:rotation-angle="0"/>
      <style:text-properties fo:font-size="14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aximum="5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4pt" style:font-size-asian="9pt" style:font-size-complex="9pt"/>
    </style:style>
    <style:style style:name="ch8" style:family="chart" style:data-style-name="N0">
      <style:chart-properties chart:display-label="true" chart:logarithmic="false" chart:minimum="35" chart:maximum="5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4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481cm" svg:height="15.241cm" xlink:href=".." xlink:type="simple" chart:class="chart:scatter" chart:style-name="ch1">
        <chart:title svg:x="11.646cm" svg:y="0.439cm" chart:style-name="ch2">
          <text:p>Estimación de ángulos</text:p>
        </chart:title>
        <chart:subtitle svg:x="9.131cm" svg:y="1.84cm" chart:style-name="ch3">
          <text:p>Control de videojuegos con orientación de 45 grados</text:p>
        </chart:subtitle>
        <chart:legend chart:legend-position="end" svg:x="23.163cm" svg:y="6.913cm" style:legend-expansion="high" chart:style-name="ch4"/>
        <chart:plot-area chart:style-name="ch5" table:cell-range-address="Joystick.B1:Joystick.B52 Joystick.C1:Joystick.C51" chart:data-source-has-labels="row" svg:x="1.912cm" svg:y="2.997cm" svg:width="20.642cm" svg:height="10.667cm">
          <chartooo:coordinate-region svg:x="2.533cm" svg:y="3.196cm" svg:width="19.834cm" svg:height="9.821cm"/>
          <chart:axis chart:dimension="x" chart:name="primary-x" chart:style-name="ch6">
            <chart:title svg:x="11.204cm" svg:y="13.968cm" chart:style-name="ch7">
              <text:p>Eventos</text:p>
            </chart:title>
          </chart:axis>
          <chart:axis chart:dimension="y" chart:name="primary-y" chart:style-name="ch8">
            <chart:title svg:x="0.451cm" svg:y="10.443cm" chart:style-name="ch9">
              <text:p>Ángulo en grados</text:p>
            </chart:title>
            <chart:grid chart:style-name="ch10" chart:class="major"/>
          </chart:axis>
          <chart:series chart:style-name="ch11" chart:values-cell-range-address="Joystick.B2:Joystick.B52" chart:label-cell-address="Joystick.B1:Joystick.B1" chart:class="chart:scatter">
            <chart:data-point chart:repeated="51"/>
          </chart:series>
          <chart:series chart:style-name="ch12" chart:values-cell-range-address="Joystick.C1:Joystick.C51" chart:label-cell-address="Joystick.C1:Joystick.C1" chart:class="chart:scatter">
            <chart:data-point chart:repeated="5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or de ángulo calculado</text:p>
                <draw:g>
                  <svg:desc>Joystick.B1:Joystick.B1</svg:desc>
                </draw:g>
              </table:table-cell>
              <table:table-cell office:value-type="string">
                <text:p>Valor ideal</text:p>
                <draw:g>
                  <svg:desc>Joystick.C1:Joystick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4.067538642547">
                <text:p>44.067538642547</text:p>
                <draw:g>
                  <svg:desc>Joystick.B2:Joystick.B52</svg:desc>
                </draw:g>
              </table:table-cell>
              <table:table-cell office:value-type="float" office:value="NaN">
                <text:p>NaN</text:p>
                <draw:g>
                  <svg:desc>Joystick.C1:Joystick.C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.2724785533634">
                <text:p>43.272478553363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.5810351126893">
                <text:p>39.581035112689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.7802003072064">
                <text:p>50.780200307206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.2164817662075">
                <text:p>45.216481766207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.8673766819735">
                <text:p>49.867376681973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.7042604049441">
                <text:p>43.704260404944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7.5824031781282">
                <text:p>47.582403178128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.9789172267535">
                <text:p>40.978917226753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.8772613906704">
                <text:p>44.877261390670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7.8318800800152">
                <text:p>47.831880080015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8.6929014144856">
                <text:p>38.692901414485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.4964054951143">
                <text:p>45.496405495114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9.3758221693196">
                <text:p>49.375822169319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9.3064933015103">
                <text:p>39.306493301510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.1662753100981">
                <text:p>43.166275310098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.597891333916">
                <text:p>43.59789133391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9.8686560741342">
                <text:p>49.868656074134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.4619479912481">
                <text:p>43.461947991248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2.6151426118319">
                <text:p>42.615142611831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7.3782855488884">
                <text:p>47.378285548888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8.3870454058021">
                <text:p>38.387045405802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9.8673503528912">
                <text:p>49.867350352891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.9539609605423">
                <text:p>47.953960960542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.1060146411489">
                <text:p>40.106014641148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7.7028604334122">
                <text:p>47.702860433412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.2100810480052">
                <text:p>42.210081048005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.9807463921569">
                <text:p>43.980746392156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5.2951422601134">
                <text:p>45.295142260113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.7942210168076">
                <text:p>44.794221016807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2.4525921652651">
                <text:p>42.452592165265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5.5338286121729">
                <text:p>45.533828612172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1.8103766693437">
                <text:p>41.810376669343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7.3624289659256">
                <text:p>47.362428965925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3.154794333012">
                <text:p>43.15479433301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1.4244973701398">
                <text:p>41.424497370139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4.3986162298318">
                <text:p>44.398616229831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5.7062835233788">
                <text:p>45.706283523378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6.2462882545553">
                <text:p>46.246288254555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6.3455724377904">
                <text:p>46.345572437790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7.98990383831">
                <text:p>47.9899038383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.5064782492097">
                <text:p>44.506478249209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2.3618861753891">
                <text:p>52.361886175389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.6021498965029">
                <text:p>44.602149896502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1.4693230060164">
                <text:p>51.469323006016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.1588481677543">
                <text:p>45.158848167754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1.083863663505">
                <text:p>41.08386366350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.7449242626248">
                <text:p>49.744924262624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5.905851231205">
                <text:p>45.90585123120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9.5707094390226">
                <text:p>39.570709439022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9.1589299497811">
                <text:p>39.1589299497811</text:p>
              </table:table-cell>
              <table:table-cell office:value-type="float" office:value="45">
                <text:p>4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